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cm"/>
    </style:style>
    <style:style style:name="gr2" style:family="graphic" style:parent-style-name="standard">
      <style:graphic-properties draw:stroke="solid" svg:stroke-width="0.051cm" svg:stroke-color="#0f0f0f" draw:marker-start-width="0.276cm" draw:marker-end-width="0.276cm" draw:fill="solid" draw:fill-color="#ccff99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color="#0f0f0f" draw:fill="solid" draw:fill-color="#bbe1e3" draw:textarea-horizontal-align="center" draw:textarea-vertical-align="middle"/>
    </style:style>
    <style:style style:name="gr4" style:family="graphic" style:parent-style-name="standard">
      <style:graphic-properties draw:stroke="solid" svg:stroke-color="#8d8d8d" draw:textarea-horizontal-align="center" draw:textarea-vertical-align="middle"/>
    </style:style>
    <style:style style:name="gr5" style:family="graphic" style:parent-style-name="standard">
      <style:graphic-properties draw:stroke="solid" svg:stroke-color="#8d8d8d" draw:fill="solid" draw:fill-color="#8d8d8d" draw:textarea-horizontal-align="center" draw:textarea-vertical-align="middle"/>
    </style:style>
    <style:style style:name="gr6" style:family="graphic" style:parent-style-name="standard">
      <style:graphic-properties draw:stroke="solid" svg:stroke-color="#8d8d8d" draw:fill="none" draw:fill-color="#8d8d8d" draw:textarea-horizontal-align="center" draw:textarea-vertical-align="middle"/>
    </style:style>
    <style:style style:name="gr7" style:family="graphic" style:parent-style-name="standard">
      <style:graphic-properties draw:stroke="solid" svg:stroke-color="#0f0f0f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35cm"/>
    </style:style>
    <style:style style:name="gr9" style:family="graphic" style:parent-style-name="objectwithoutfill">
      <style:graphic-properties draw:marker-end="Arrow" draw:marker-end-width="0.203cm" draw:fill="none" draw:textarea-vertical-align="middle"/>
    </style:style>
    <style:style style:name="gr10" style:family="graphic" style:parent-style-name="standard">
      <style:graphic-properties draw:stroke="solid" svg:stroke-color="#0f0f0f" draw:fill="solid" draw:fill-color="#0f0f0f" draw:textarea-horizontal-align="center" draw:textarea-vertical-align="middle"/>
    </style:style>
    <style:style style:name="gr11" style:family="graphic" style:parent-style-name="standard">
      <style:graphic-properties draw:stroke="solid" svg:stroke-color="#0f0f0f" draw:textarea-horizontal-align="center" draw:textarea-vertical-align="middle"/>
    </style:style>
    <style:style style:name="gr12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14" style:family="graphic" style:parent-style-name="standard">
      <style:graphic-properties draw:stroke="solid" svg:stroke-width="0.051cm" svg:stroke-color="#0f0f0f" draw:marker-start-width="0.352cm" draw:marker-end-width="0.352cm" draw:fill="solid" draw:fill-color="#ccff99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solid" svg:stroke-width="0.025cm" svg:stroke-color="#0f0f0f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solid" svg:stroke-color="#b3b3b3" draw:fill="solid" draw:fill-color="#b3b3b3" draw:textarea-horizontal-align="center" draw:textarea-vertical-align="middle"/>
    </style:style>
    <style:style style:name="gr19" style:family="graphic" style:parent-style-name="standard">
      <style:graphic-properties draw:stroke="solid" svg:stroke-color="#0f0f0f" draw:fill="none" draw:fill-color="#b3b3b3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07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color="#000000" fo:font-family="Monaco" style:font-family-generic="modern" style:font-pitch="fixed" fo:font-size="9pt" fo:font-style="italic" style:font-family-asian="Monaco" style:font-family-generic-asian="modern" style:font-pitch-asian="fixed" style:font-size-asian="9pt" style:font-style-asian="italic" style:font-family-complex="Monaco" style:font-family-generic-complex="modern" style:font-pitch-complex="fixed" style:font-size-complex="9pt" style:font-style-complex="italic"/>
    </style:style>
    <style:style style:name="P6" style:family="paragraph">
      <style:text-properties fo:font-size="11pt" style:font-size-asian="11pt" style:font-size-complex="11pt"/>
    </style:style>
    <style:style style:name="P7" style:family="paragraph">
      <style:text-properties fo:font-family="Monaco" style:font-family-generic="modern" style:font-pitch="fixed" fo:font-size="9pt" fo:font-style="italic" style:font-family-asian="Monaco" style:font-family-generic-asian="modern" style:font-pitch-asian="fixed" style:font-size-asian="9pt" style:font-style-asian="italic" style:font-family-complex="Monaco" style:font-family-generic-complex="modern" style:font-pitch-complex="fixed" style:font-size-complex="9pt" style:font-style-complex="itali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00" style:text-outline="false" style:text-line-through-style="none" fo:font-family="Monaco" style:font-family-generic="modern" style:font-pitch="fixed" fo:font-size="9pt" fo:font-style="italic" fo:text-shadow="none" style:text-underline-style="none" fo:font-weight="normal" style:letter-kerning="true" style:font-family-asian="Monaco" style:font-family-generic-asian="modern" style:font-pitch-asian="fixed" style:font-size-asian="9pt" style:font-style-asian="italic" style:font-weight-asian="normal" style:font-family-complex="Monaco" style:font-family-generic-complex="modern" style:font-pitch-complex="fixed" style:font-size-complex="9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667cm" svg:height="0.564cm" svg:x="18.427cm" svg:y="4.97cm">
          <draw:text-box>
            <text:p text:style-name="P1"><text:span text:style-name="T1">jetty:HTTP</text:span></text:p>
          </draw:text-box>
        </draw:frame>
        <draw:g xml:id="id1" draw:id="id1">
          <draw:polygon draw:style-name="gr2" draw:text-style-name="P1" draw:layer="layout" svg:width="1.551cm" svg:height="0.953cm" svg:x="18.907cm" svg:y="3.854cm" svg:viewBox="0 0 1552 954" draw:points="0,954 1552,954 1552,0 0,0">
            <text:p/>
          </draw:polygon>
          <draw:polygon draw:style-name="gr3" draw:text-style-name="P1" draw:layer="layout" svg:width="0.268cm" svg:height="0.806cm" svg:x="19.534cm" svg:y="3.913cm" svg:viewBox="0 0 269 807" draw:points="269,807 0,673 0,135 269,0">
            <text:p/>
          </draw:polygon>
          <draw:polygon draw:style-name="gr3" draw:text-style-name="P1" draw:layer="layout" svg:width="0.359cm" svg:height="0.836cm" svg:x="19.862cm" svg:y="3.913cm" svg:viewBox="0 0 360 837" draw:points="360,837 0,837 0,0 360,0">
            <text:p/>
          </draw:polygon>
          <draw:line draw:style-name="gr4" draw:text-style-name="P1" draw:layer="layout" svg:x1="18.611cm" svg:y1="4.331cm" svg:x2="19.384cm" svg:y2="4.331cm">
            <text:p/>
          </draw:line>
          <draw:polygon draw:style-name="gr5" draw:text-style-name="P1" draw:layer="layout" svg:width="0.178cm" svg:height="0.18cm" svg:x="19.265cm" svg:y="4.241cm" svg:viewBox="0 0 179 181" draw:points="0,181 0,0 179,90">
            <text:p/>
          </draw:polygon>
          <draw:polygon draw:style-name="gr6" draw:text-style-name="P1" draw:layer="layout" svg:width="0.178cm" svg:height="0.18cm" svg:x="19.265cm" svg:y="4.241cm" svg:viewBox="0 0 179 181" draw:points="179,90 0,181 0,0">
            <text:p/>
          </draw:polygon>
        </draw:g>
        <draw:g xml:id="id2" draw:id="id2">
          <draw:polygon draw:style-name="gr2" draw:text-style-name="P1" draw:layer="layout" svg:width="1.553cm" svg:height="0.953cm" svg:x="22.099cm" svg:y="3.85cm" svg:viewBox="0 0 1554 954" draw:points="0,954 1554,954 1554,0 0,0">
            <text:p/>
          </draw:polygon>
          <draw:line draw:style-name="gr4" draw:text-style-name="P1" draw:layer="layout" svg:x1="21.864cm" svg:y1="4.327cm" svg:x2="22.576cm" svg:y2="4.327cm">
            <text:p/>
          </draw:line>
          <draw:polygon draw:style-name="gr5" draw:text-style-name="P1" draw:layer="layout" svg:width="0.178cm" svg:height="0.18cm" svg:x="22.547cm" svg:y="4.237cm" svg:viewBox="0 0 179 181" draw:points="0,181 0,0 179,90">
            <text:p/>
          </draw:polygon>
          <draw:polygon draw:style-name="gr6" draw:text-style-name="P1" draw:layer="layout" svg:width="0.178cm" svg:height="0.18cm" svg:x="22.547cm" svg:y="4.237cm" svg:viewBox="0 0 179 181" draw:points="179,90 0,181 0,0">
            <text:p/>
          </draw:polygon>
          <draw:polygon draw:style-name="gr7" draw:text-style-name="P1" draw:layer="layout" svg:width="0.476cm" svg:height="0.478cm" svg:x="22.816cm" svg:y="4.088cm" svg:viewBox="0 0 477 479" draw:points="0,479 477,479 477,0 0,0">
            <text:p/>
          </draw:polygon>
        </draw:g>
        <draw:frame draw:style-name="gr8" draw:text-style-name="P3" draw:layer="layout" svg:width="1.905cm" svg:height="0.885cm" svg:x="21.853cm" svg:y="5.001cm">
          <draw:text-box>
            <text:p text:style-name="P1"><text:span text:style-name="T1">Log</text:span></text:p>
          </draw:text-box>
        </draw:frame>
        <draw:connector draw:style-name="gr9" draw:text-style-name="P1" draw:layer="layout" svg:x1="20.459cm" svg:y1="4.331cm" svg:x2="21.864cm" svg:y2="4.327cm" draw:start-shape="id1" draw:start-glue-point="1" draw:end-shape="id2" svg:d="m20459 4331h715v-4h690" svg:viewBox="0 0 1406 5">
          <text:p/>
        </draw:connector>
        <draw:g xml:id="id3" draw:id="id3">
          <draw:polygon draw:style-name="gr2" draw:text-style-name="P1" draw:layer="layout" svg:width="1.551cm" svg:height="0.953cm" svg:x="25.096cm" svg:y="3.854cm" svg:viewBox="0 0 1552 954" draw:points="0,954 1552,954 1552,0 0,0">
            <text:p/>
          </draw:polygon>
          <draw:polygon draw:style-name="gr10" draw:text-style-name="P1" draw:layer="layout" svg:width="0.018cm" svg:height="0.031cm" svg:x="25.452cm" svg:y="4.348cm" svg:viewBox="0 0 19 32" draw:points="0,0 8,17 19,32">
            <text:p/>
          </draw:polygon>
          <draw:polygon draw:style-name="gr10" draw:text-style-name="P1" draw:layer="layout" svg:width="0.035cm" svg:height="0.041cm" svg:x="25.452cm" svg:y="4.348cm" svg:viewBox="0 0 36 42" draw:points="0,0 19,32 36,42">
            <text:p/>
          </draw:polygon>
          <draw:polygon draw:style-name="gr10" draw:text-style-name="P1" draw:layer="layout" svg:width="0.052cm" svg:height="0.045cm" svg:x="25.452cm" svg:y="4.348cm" svg:viewBox="0 0 53 46" draw:points="0,0 36,42 53,46">
            <text:p/>
          </draw:polygon>
          <draw:polygon draw:style-name="gr10" draw:text-style-name="P1" draw:layer="layout" svg:width="0.07cm" svg:height="0.045cm" svg:x="25.452cm" svg:y="4.348cm" svg:viewBox="0 0 71 46" draw:points="0,0 53,46 71,46">
            <text:p/>
          </draw:polygon>
          <draw:polygon draw:style-name="gr10" draw:text-style-name="P1" draw:layer="layout" svg:width="0.087cm" svg:height="0.045cm" svg:x="25.452cm" svg:y="4.348cm" svg:viewBox="0 0 88 46" draw:points="0,0 71,46 88,42">
            <text:p/>
          </draw:polygon>
          <draw:polygon draw:style-name="gr10" draw:text-style-name="P1" draw:layer="layout" svg:width="0.104cm" svg:height="0.041cm" svg:x="25.452cm" svg:y="4.348cm" svg:viewBox="0 0 105 42" draw:points="0,0 88,42 105,32">
            <text:p/>
          </draw:polygon>
          <draw:polygon draw:style-name="gr10" draw:text-style-name="P1" draw:layer="layout" svg:width="0.115cm" svg:height="0.031cm" svg:x="25.452cm" svg:y="4.348cm" svg:viewBox="0 0 116 32" draw:points="0,0 105,32 116,17">
            <text:p/>
          </draw:polygon>
          <draw:polygon draw:style-name="gr10" draw:text-style-name="P1" draw:layer="layout" svg:width="0.123cm" svg:height="0.016cm" svg:x="25.452cm" svg:y="4.348cm" svg:viewBox="0 0 124 17" draw:points="0,0 116,17 124,0">
            <text:p/>
          </draw:polygon>
          <draw:polygon draw:style-name="gr10" draw:text-style-name="P1" draw:layer="layout" svg:width="0.125cm" svg:height="0.016cm" svg:x="25.452cm" svg:y="4.331cm" svg:viewBox="0 0 126 17" draw:points="0,17 124,17 126,0">
            <text:p/>
          </draw:polygon>
          <draw:polygon draw:style-name="gr10" draw:text-style-name="P1" draw:layer="layout" svg:width="0.125cm" svg:height="0.035cm" svg:x="25.452cm" svg:y="4.312cm" svg:viewBox="0 0 126 36" draw:points="0,36 126,19 124,0">
            <text:p/>
          </draw:polygon>
          <draw:polygon draw:style-name="gr10" draw:text-style-name="P1" draw:layer="layout" svg:width="0.123cm" svg:height="0.052cm" svg:x="25.452cm" svg:y="4.296cm" svg:viewBox="0 0 124 53" draw:points="0,53 124,17 116,0">
            <text:p/>
          </draw:polygon>
          <draw:polygon draw:style-name="gr10" draw:text-style-name="P1" draw:layer="layout" svg:width="0.115cm" svg:height="0.064cm" svg:x="25.452cm" svg:y="4.283cm" svg:viewBox="0 0 116 65" draw:points="0,65 116,13 105,0">
            <text:p/>
          </draw:polygon>
          <draw:polygon draw:style-name="gr10" draw:text-style-name="P1" draw:layer="layout" svg:width="0.104cm" svg:height="0.075cm" svg:x="25.452cm" svg:y="4.272cm" svg:viewBox="0 0 105 76" draw:points="0,76 105,11 88,0">
            <text:p/>
          </draw:polygon>
          <draw:polygon draw:style-name="gr10" draw:text-style-name="P1" draw:layer="layout" svg:width="0.087cm" svg:height="0.081cm" svg:x="25.452cm" svg:y="4.266cm" svg:viewBox="0 0 88 82" draw:points="0,82 88,6 71,0">
            <text:p/>
          </draw:polygon>
          <draw:polygon draw:style-name="gr10" draw:text-style-name="P1" draw:layer="layout" svg:width="0.07cm" svg:height="0.081cm" svg:x="25.452cm" svg:y="4.266cm" svg:viewBox="0 0 71 82" draw:points="0,82 71,0 53,0">
            <text:p/>
          </draw:polygon>
          <draw:polygon draw:style-name="gr10" draw:text-style-name="P1" draw:layer="layout" svg:width="0.052cm" svg:height="0.081cm" svg:x="25.452cm" svg:y="4.266cm" svg:viewBox="0 0 53 82" draw:points="0,82 53,0 36,6">
            <text:p/>
          </draw:polygon>
          <draw:polygon draw:style-name="gr10" draw:text-style-name="P1" draw:layer="layout" svg:width="0.035cm" svg:height="0.075cm" svg:x="25.452cm" svg:y="4.272cm" svg:viewBox="0 0 36 76" draw:points="0,76 36,0 19,11">
            <text:p/>
          </draw:polygon>
          <draw:polygon draw:style-name="gr10" draw:text-style-name="P1" draw:layer="layout" svg:width="0.018cm" svg:height="0.064cm" svg:x="25.452cm" svg:y="4.283cm" svg:viewBox="0 0 19 65" draw:points="0,65 19,0 8,13">
            <text:p/>
          </draw:polygon>
          <draw:polygon draw:style-name="gr10" draw:text-style-name="P1" draw:layer="layout" svg:width="0.007cm" svg:height="0.052cm" svg:x="25.452cm" svg:y="4.296cm" svg:viewBox="0 0 8 53" draw:points="0,53 8,0 0,17">
            <text:p/>
          </draw:polygon>
          <draw:polygon draw:style-name="gr10" draw:text-style-name="P1" draw:layer="layout" svg:width="0.001cm" svg:height="0.035cm" svg:x="25.45cm" svg:y="4.312cm" svg:viewBox="0 0 2 36" draw:points="2,36 2,0 0,19">
            <text:p/>
          </draw:polygon>
          <draw:line draw:style-name="gr11" draw:text-style-name="P1" draw:layer="layout" svg:x1="25.214cm" svg:y1="4.331cm" svg:x2="25.513cm" svg:y2="4.331cm">
            <text:p/>
          </draw:line>
          <draw:polygon draw:style-name="gr10" draw:text-style-name="P1" draw:layer="layout" svg:width="0.02cm" svg:height="0.028cm" svg:x="26.272cm" svg:y="3.984cm" svg:viewBox="0 0 21 29" draw:points="21,29 13,13 0,0">
            <text:p/>
          </draw:polygon>
          <draw:polygon draw:style-name="gr10" draw:text-style-name="P1" draw:layer="layout" svg:width="0.035cm" svg:height="0.039cm" svg:x="26.257cm" svg:y="3.974cm" svg:viewBox="0 0 36 40" draw:points="36,40 15,11 0,0">
            <text:p/>
          </draw:polygon>
          <draw:polygon draw:style-name="gr10" draw:text-style-name="P1" draw:layer="layout" svg:width="0.052cm" svg:height="0.045cm" svg:x="26.24cm" svg:y="3.968cm" svg:viewBox="0 0 53 46" draw:points="53,46 17,6 0,0">
            <text:p/>
          </draw:polygon>
          <draw:polygon draw:style-name="gr10" draw:text-style-name="P1" draw:layer="layout" svg:width="0.07cm" svg:height="0.045cm" svg:x="26.221cm" svg:y="3.968cm" svg:viewBox="0 0 71 46" draw:points="71,46 19,0 0,0">
            <text:p/>
          </draw:polygon>
          <draw:polygon draw:style-name="gr10" draw:text-style-name="P1" draw:layer="layout" svg:width="0.087cm" svg:height="0.045cm" svg:x="26.204cm" svg:y="3.968cm" svg:viewBox="0 0 88 46" draw:points="88,46 17,0 0,6">
            <text:p/>
          </draw:polygon>
          <draw:polygon draw:style-name="gr10" draw:text-style-name="P1" draw:layer="layout" svg:width="0.104cm" svg:height="0.039cm" svg:x="26.187cm" svg:y="3.974cm" svg:viewBox="0 0 105 40" draw:points="105,40 17,0 0,11">
            <text:p/>
          </draw:polygon>
          <draw:polygon draw:style-name="gr10" draw:text-style-name="P1" draw:layer="layout" svg:width="0.115cm" svg:height="0.028cm" svg:x="26.177cm" svg:y="3.984cm" svg:viewBox="0 0 116 29" draw:points="116,29 11,0 0,13">
            <text:p/>
          </draw:polygon>
          <draw:polygon draw:style-name="gr10" draw:text-style-name="P1" draw:layer="layout" svg:width="0.123cm" svg:height="0.016cm" svg:x="26.169cm" svg:y="3.997cm" svg:viewBox="0 0 124 17" draw:points="124,17 8,0 0,17">
            <text:p/>
          </draw:polygon>
          <draw:polygon draw:style-name="gr10" draw:text-style-name="P1" draw:layer="layout" svg:width="0.125cm" svg:height="0.018cm" svg:x="26.166cm" svg:y="4.014cm" svg:viewBox="0 0 126 19" draw:points="126,0 2,0 0,19">
            <text:p/>
          </draw:polygon>
          <draw:polygon draw:style-name="gr10" draw:text-style-name="P1" draw:layer="layout" svg:width="0.125cm" svg:height="0.035cm" svg:x="26.166cm" svg:y="4.014cm" svg:viewBox="0 0 126 36" draw:points="126,0 0,19 2,36">
            <text:p/>
          </draw:polygon>
          <draw:polygon draw:style-name="gr10" draw:text-style-name="P1" draw:layer="layout" svg:width="0.123cm" svg:height="0.052cm" svg:x="26.169cm" svg:y="4.014cm" svg:viewBox="0 0 124 53" draw:points="124,0 0,36 8,53">
            <text:p/>
          </draw:polygon>
          <draw:polygon draw:style-name="gr10" draw:text-style-name="P1" draw:layer="layout" svg:width="0.115cm" svg:height="0.066cm" svg:x="26.177cm" svg:y="4.014cm" svg:viewBox="0 0 116 67" draw:points="116,0 0,53 11,67">
            <text:p/>
          </draw:polygon>
          <draw:polygon draw:style-name="gr10" draw:text-style-name="P1" draw:layer="layout" svg:width="0.104cm" svg:height="0.077cm" svg:x="26.187cm" svg:y="4.014cm" svg:viewBox="0 0 105 78" draw:points="105,0 0,67 17,78">
            <text:p/>
          </draw:polygon>
          <draw:polygon draw:style-name="gr10" draw:text-style-name="P1" draw:layer="layout" svg:width="0.087cm" svg:height="0.081cm" svg:x="26.204cm" svg:y="4.014cm" svg:viewBox="0 0 88 82" draw:points="88,0 0,78 17,82">
            <text:p/>
          </draw:polygon>
          <draw:polygon draw:style-name="gr10" draw:text-style-name="P1" draw:layer="layout" svg:width="0.07cm" svg:height="0.081cm" svg:x="26.221cm" svg:y="4.014cm" svg:viewBox="0 0 71 82" draw:points="71,0 0,82 19,82">
            <text:p/>
          </draw:polygon>
          <draw:polygon draw:style-name="gr10" draw:text-style-name="P1" draw:layer="layout" svg:width="0.052cm" svg:height="0.081cm" svg:x="26.24cm" svg:y="4.014cm" svg:viewBox="0 0 53 82" draw:points="53,0 0,82 17,78">
            <text:p/>
          </draw:polygon>
          <draw:polygon draw:style-name="gr10" draw:text-style-name="P1" draw:layer="layout" svg:width="0.035cm" svg:height="0.077cm" svg:x="26.257cm" svg:y="4.014cm" svg:viewBox="0 0 36 78" draw:points="36,0 0,78 15,67">
            <text:p/>
          </draw:polygon>
          <draw:polygon draw:style-name="gr10" draw:text-style-name="P1" draw:layer="layout" svg:width="0.02cm" svg:height="0.066cm" svg:x="26.272cm" svg:y="4.014cm" svg:viewBox="0 0 21 67" draw:points="21,0 0,67 13,53">
            <text:p/>
          </draw:polygon>
          <draw:polygon draw:style-name="gr10" draw:text-style-name="P1" draw:layer="layout" svg:width="0.007cm" svg:height="0.052cm" svg:x="26.284cm" svg:y="4.014cm" svg:viewBox="0 0 8 53" draw:points="8,0 0,53 8,36">
            <text:p/>
          </draw:polygon>
          <draw:polygon draw:style-name="gr10" draw:text-style-name="P1" draw:layer="layout" svg:width="0.001cm" svg:height="0.035cm" svg:x="26.293cm" svg:y="4.014cm" svg:viewBox="0 0 2 36" draw:points="0,0 0,36 2,19">
            <text:p/>
          </draw:polygon>
          <draw:line draw:style-name="gr11" draw:text-style-name="P1" draw:layer="layout" svg:x1="26.23cm" svg:y1="4.033cm" svg:x2="26.529cm" svg:y2="4.033cm">
            <text:p/>
          </draw:line>
          <draw:polygon draw:style-name="gr10" draw:text-style-name="P1" draw:layer="layout" svg:width="0.02cm" svg:height="0.028cm" svg:x="26.272cm" svg:y="4.283cm" svg:viewBox="0 0 21 29" draw:points="21,29 13,13 0,0">
            <text:p/>
          </draw:polygon>
          <draw:polygon draw:style-name="gr10" draw:text-style-name="P1" draw:layer="layout" svg:width="0.035cm" svg:height="0.039cm" svg:x="26.257cm" svg:y="4.272cm" svg:viewBox="0 0 36 40" draw:points="36,40 15,11 0,0">
            <text:p/>
          </draw:polygon>
          <draw:polygon draw:style-name="gr10" draw:text-style-name="P1" draw:layer="layout" svg:width="0.052cm" svg:height="0.045cm" svg:x="26.24cm" svg:y="4.266cm" svg:viewBox="0 0 53 46" draw:points="53,46 17,6 0,0">
            <text:p/>
          </draw:polygon>
          <draw:polygon draw:style-name="gr10" draw:text-style-name="P1" draw:layer="layout" svg:width="0.07cm" svg:height="0.045cm" svg:x="26.221cm" svg:y="4.266cm" svg:viewBox="0 0 71 46" draw:points="71,46 19,0 0,0">
            <text:p/>
          </draw:polygon>
          <draw:polygon draw:style-name="gr10" draw:text-style-name="P1" draw:layer="layout" svg:width="0.087cm" svg:height="0.045cm" svg:x="26.204cm" svg:y="4.266cm" svg:viewBox="0 0 88 46" draw:points="88,46 17,0 0,6">
            <text:p/>
          </draw:polygon>
          <draw:polygon draw:style-name="gr10" draw:text-style-name="P1" draw:layer="layout" svg:width="0.104cm" svg:height="0.039cm" svg:x="26.187cm" svg:y="4.272cm" svg:viewBox="0 0 105 40" draw:points="105,40 17,0 0,11">
            <text:p/>
          </draw:polygon>
          <draw:polygon draw:style-name="gr10" draw:text-style-name="P1" draw:layer="layout" svg:width="0.115cm" svg:height="0.028cm" svg:x="26.177cm" svg:y="4.283cm" svg:viewBox="0 0 116 29" draw:points="116,29 11,0 0,13">
            <text:p/>
          </draw:polygon>
          <draw:polygon draw:style-name="gr10" draw:text-style-name="P1" draw:layer="layout" svg:width="0.123cm" svg:height="0.016cm" svg:x="26.169cm" svg:y="4.296cm" svg:viewBox="0 0 124 17" draw:points="124,17 8,0 0,17">
            <text:p/>
          </draw:polygon>
          <draw:polygon draw:style-name="gr10" draw:text-style-name="P1" draw:layer="layout" svg:width="0.125cm" svg:height="0.018cm" svg:x="26.166cm" svg:y="4.312cm" svg:viewBox="0 0 126 19" draw:points="126,0 2,0 0,19">
            <text:p/>
          </draw:polygon>
          <draw:polygon draw:style-name="gr10" draw:text-style-name="P1" draw:layer="layout" svg:width="0.125cm" svg:height="0.035cm" svg:x="26.166cm" svg:y="4.312cm" svg:viewBox="0 0 126 36" draw:points="126,0 0,19 2,36">
            <text:p/>
          </draw:polygon>
          <draw:polygon draw:style-name="gr10" draw:text-style-name="P1" draw:layer="layout" svg:width="0.123cm" svg:height="0.052cm" svg:x="26.169cm" svg:y="4.312cm" svg:viewBox="0 0 124 53" draw:points="124,0 0,36 8,53">
            <text:p/>
          </draw:polygon>
          <draw:polygon draw:style-name="gr10" draw:text-style-name="P1" draw:layer="layout" svg:width="0.115cm" svg:height="0.066cm" svg:x="26.177cm" svg:y="4.312cm" svg:viewBox="0 0 116 67" draw:points="116,0 0,53 11,67">
            <text:p/>
          </draw:polygon>
          <draw:polygon draw:style-name="gr10" draw:text-style-name="P1" draw:layer="layout" svg:width="0.104cm" svg:height="0.077cm" svg:x="26.187cm" svg:y="4.312cm" svg:viewBox="0 0 105 78" draw:points="105,0 0,67 17,78">
            <text:p/>
          </draw:polygon>
          <draw:polygon draw:style-name="gr10" draw:text-style-name="P1" draw:layer="layout" svg:width="0.087cm" svg:height="0.081cm" svg:x="26.204cm" svg:y="4.312cm" svg:viewBox="0 0 88 82" draw:points="88,0 0,78 17,82">
            <text:p/>
          </draw:polygon>
          <draw:polygon draw:style-name="gr10" draw:text-style-name="P1" draw:layer="layout" svg:width="0.07cm" svg:height="0.081cm" svg:x="26.221cm" svg:y="4.312cm" svg:viewBox="0 0 71 82" draw:points="71,0 0,82 19,82">
            <text:p/>
          </draw:polygon>
          <draw:polygon draw:style-name="gr10" draw:text-style-name="P1" draw:layer="layout" svg:width="0.052cm" svg:height="0.081cm" svg:x="26.24cm" svg:y="4.312cm" svg:viewBox="0 0 53 82" draw:points="53,0 0,82 17,78">
            <text:p/>
          </draw:polygon>
          <draw:polygon draw:style-name="gr10" draw:text-style-name="P1" draw:layer="layout" svg:width="0.035cm" svg:height="0.077cm" svg:x="26.257cm" svg:y="4.312cm" svg:viewBox="0 0 36 78" draw:points="36,0 0,78 15,67">
            <text:p/>
          </draw:polygon>
          <draw:polygon draw:style-name="gr10" draw:text-style-name="P1" draw:layer="layout" svg:width="0.02cm" svg:height="0.066cm" svg:x="26.272cm" svg:y="4.312cm" svg:viewBox="0 0 21 67" draw:points="21,0 0,67 13,53">
            <text:p/>
          </draw:polygon>
          <draw:polygon draw:style-name="gr10" draw:text-style-name="P1" draw:layer="layout" svg:width="0.007cm" svg:height="0.052cm" svg:x="26.284cm" svg:y="4.312cm" svg:viewBox="0 0 8 53" draw:points="8,0 0,53 8,36">
            <text:p/>
          </draw:polygon>
          <draw:polygon draw:style-name="gr10" draw:text-style-name="P1" draw:layer="layout" svg:width="0.001cm" svg:height="0.035cm" svg:x="26.293cm" svg:y="4.312cm" svg:viewBox="0 0 2 36" draw:points="0,0 0,36 2,19">
            <text:p/>
          </draw:polygon>
          <draw:line draw:style-name="gr11" draw:text-style-name="P1" draw:layer="layout" svg:x1="26.23cm" svg:y1="4.331cm" svg:x2="26.529cm" svg:y2="4.331cm">
            <text:p/>
          </draw:line>
          <draw:polygon draw:style-name="gr10" draw:text-style-name="P1" draw:layer="layout" svg:width="0.02cm" svg:height="0.028cm" svg:x="26.272cm" svg:y="4.581cm" svg:viewBox="0 0 21 29" draw:points="21,29 13,13 0,0">
            <text:p/>
          </draw:polygon>
          <draw:polygon draw:style-name="gr10" draw:text-style-name="P1" draw:layer="layout" svg:width="0.035cm" svg:height="0.039cm" svg:x="26.257cm" svg:y="4.571cm" svg:viewBox="0 0 36 40" draw:points="36,40 15,11 0,0">
            <text:p/>
          </draw:polygon>
          <draw:polygon draw:style-name="gr10" draw:text-style-name="P1" draw:layer="layout" svg:width="0.052cm" svg:height="0.045cm" svg:x="26.24cm" svg:y="4.565cm" svg:viewBox="0 0 53 46" draw:points="53,46 17,6 0,0">
            <text:p/>
          </draw:polygon>
          <draw:polygon draw:style-name="gr10" draw:text-style-name="P1" draw:layer="layout" svg:width="0.07cm" svg:height="0.045cm" svg:x="26.221cm" svg:y="4.565cm" svg:viewBox="0 0 71 46" draw:points="71,46 19,0 0,0">
            <text:p/>
          </draw:polygon>
          <draw:polygon draw:style-name="gr10" draw:text-style-name="P1" draw:layer="layout" svg:width="0.087cm" svg:height="0.045cm" svg:x="26.204cm" svg:y="4.565cm" svg:viewBox="0 0 88 46" draw:points="88,46 17,0 0,6">
            <text:p/>
          </draw:polygon>
          <draw:polygon draw:style-name="gr10" draw:text-style-name="P1" draw:layer="layout" svg:width="0.104cm" svg:height="0.039cm" svg:x="26.187cm" svg:y="4.571cm" svg:viewBox="0 0 105 40" draw:points="105,40 17,0 0,11">
            <text:p/>
          </draw:polygon>
          <draw:polygon draw:style-name="gr10" draw:text-style-name="P1" draw:layer="layout" svg:width="0.115cm" svg:height="0.028cm" svg:x="26.177cm" svg:y="4.581cm" svg:viewBox="0 0 116 29" draw:points="116,29 11,0 0,13">
            <text:p/>
          </draw:polygon>
          <draw:polygon draw:style-name="gr10" draw:text-style-name="P1" draw:layer="layout" svg:width="0.123cm" svg:height="0.016cm" svg:x="26.169cm" svg:y="4.594cm" svg:viewBox="0 0 124 17" draw:points="124,17 8,0 0,17">
            <text:p/>
          </draw:polygon>
          <draw:polygon draw:style-name="gr10" draw:text-style-name="P1" draw:layer="layout" svg:width="0.125cm" svg:height="0.018cm" svg:x="26.166cm" svg:y="4.611cm" svg:viewBox="0 0 126 19" draw:points="126,0 2,0 0,19">
            <text:p/>
          </draw:polygon>
          <draw:polygon draw:style-name="gr10" draw:text-style-name="P1" draw:layer="layout" svg:width="0.125cm" svg:height="0.037cm" svg:x="26.166cm" svg:y="4.611cm" svg:viewBox="0 0 126 38" draw:points="126,0 0,19 2,38">
            <text:p/>
          </draw:polygon>
          <draw:polygon draw:style-name="gr10" draw:text-style-name="P1" draw:layer="layout" svg:width="0.123cm" svg:height="0.052cm" svg:x="26.169cm" svg:y="4.611cm" svg:viewBox="0 0 124 53" draw:points="124,0 0,38 8,53">
            <text:p/>
          </draw:polygon>
          <draw:polygon draw:style-name="gr10" draw:text-style-name="P1" draw:layer="layout" svg:width="0.115cm" svg:height="0.066cm" svg:x="26.177cm" svg:y="4.611cm" svg:viewBox="0 0 116 67" draw:points="116,0 0,53 11,67">
            <text:p/>
          </draw:polygon>
          <draw:polygon draw:style-name="gr10" draw:text-style-name="P1" draw:layer="layout" svg:width="0.104cm" svg:height="0.077cm" svg:x="26.187cm" svg:y="4.611cm" svg:viewBox="0 0 105 78" draw:points="105,0 0,67 17,78">
            <text:p/>
          </draw:polygon>
          <draw:polygon draw:style-name="gr10" draw:text-style-name="P1" draw:layer="layout" svg:width="0.087cm" svg:height="0.081cm" svg:x="26.204cm" svg:y="4.611cm" svg:viewBox="0 0 88 82" draw:points="88,0 0,78 17,82">
            <text:p/>
          </draw:polygon>
          <draw:polygon draw:style-name="gr10" draw:text-style-name="P1" draw:layer="layout" svg:width="0.07cm" svg:height="0.081cm" svg:x="26.221cm" svg:y="4.611cm" svg:viewBox="0 0 71 82" draw:points="71,0 0,82 19,82">
            <text:p/>
          </draw:polygon>
          <draw:polygon draw:style-name="gr10" draw:text-style-name="P1" draw:layer="layout" svg:width="0.052cm" svg:height="0.081cm" svg:x="26.24cm" svg:y="4.611cm" svg:viewBox="0 0 53 82" draw:points="53,0 0,82 17,78">
            <text:p/>
          </draw:polygon>
          <draw:polygon draw:style-name="gr10" draw:text-style-name="P1" draw:layer="layout" svg:width="0.035cm" svg:height="0.077cm" svg:x="26.257cm" svg:y="4.611cm" svg:viewBox="0 0 36 78" draw:points="36,0 0,78 15,67">
            <text:p/>
          </draw:polygon>
          <draw:polygon draw:style-name="gr10" draw:text-style-name="P1" draw:layer="layout" svg:width="0.02cm" svg:height="0.066cm" svg:x="26.272cm" svg:y="4.611cm" svg:viewBox="0 0 21 67" draw:points="21,0 0,67 13,53">
            <text:p/>
          </draw:polygon>
          <draw:polygon draw:style-name="gr10" draw:text-style-name="P1" draw:layer="layout" svg:width="0.007cm" svg:height="0.052cm" svg:x="26.284cm" svg:y="4.611cm" svg:viewBox="0 0 8 53" draw:points="8,0 0,53 8,38">
            <text:p/>
          </draw:polygon>
          <draw:polygon draw:style-name="gr10" draw:text-style-name="P1" draw:layer="layout" svg:width="0.001cm" svg:height="0.037cm" svg:x="26.293cm" svg:y="4.611cm" svg:viewBox="0 0 2 38" draw:points="0,0 0,38 2,19">
            <text:p/>
          </draw:polygon>
          <draw:line draw:style-name="gr11" draw:text-style-name="P1" draw:layer="layout" svg:x1="26.23cm" svg:y1="4.63cm" svg:x2="26.529cm" svg:y2="4.63cm">
            <text:p/>
          </draw:line>
          <draw:line draw:style-name="gr11" draw:text-style-name="P1" draw:layer="layout" svg:x1="25.513cm" svg:y1="4.332cm" svg:x2="26.23cm" svg:y2="4.033cm">
            <text:p/>
          </draw:line>
          <draw:polyline draw:style-name="gr11" draw:text-style-name="P1" draw:layer="layout" svg:width="0.716cm" svg:height="0.298cm" svg:x="25.513cm" svg:y="4.331cm" svg:viewBox="0 0 717 299" draw:points="717,299 0,0 717,0">
            <text:p/>
          </draw:polyline>
        </draw:g>
        <draw:frame draw:style-name="gr8" draw:text-style-name="P2" draw:layer="layout" svg:width="2.542cm" svg:height="0.885cm" svg:x="24.563cm" svg:y="4.944cm">
          <draw:text-box>
            <text:p text:style-name="P1"><text:span text:style-name="T1">Recipient List</text:span></text:p>
          </draw:text-box>
        </draw:frame>
        <draw:connector draw:style-name="gr9" draw:text-style-name="P1" draw:layer="layout" svg:x1="23.653cm" svg:y1="4.327cm" svg:x2="25.096cm" svg:y2="4.331cm" draw:start-shape="id2" draw:end-shape="id3" draw:end-glue-point="3" svg:d="m23653 4327h722v4h721" svg:viewBox="0 0 1444 5">
          <text:p/>
        </draw:connector>
        <draw:custom-shape draw:style-name="gr12" draw:text-style-name="P1" xml:id="id20" draw:id="id20" draw:layer="layout" svg:width="9.271cm" svg:height="2.159cm" svg:x="18.184cm" svg:y="3.6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2.221cm" svg:height="0.649cm" svg:x="21.656cm" svg:y="3cm">
          <draw:text-box>
            <text:p text:style-name="P4"><text:span text:style-name="T2">baseRoute</text:span></text:p>
          </draw:text-box>
        </draw:frame>
        <draw:frame draw:style-name="gr1" draw:text-style-name="P2" draw:layer="layout" svg:width="2.667cm" svg:height="0.564cm" svg:x="29.028cm" svg:y="3.47cm">
          <draw:text-box>
            <text:p text:style-name="P1"><text:span text:style-name="T1">direct:simple</text:span></text:p>
          </draw:text-box>
        </draw:frame>
        <draw:g xml:id="id4" draw:id="id4">
          <draw:polygon draw:style-name="gr2" draw:text-style-name="P1" draw:layer="layout" svg:width="1.553cm" svg:height="0.953cm" svg:x="32.696cm" svg:y="2.337cm" svg:viewBox="0 0 1554 954" draw:points="0,954 1554,954 1554,0 0,0">
            <text:p/>
          </draw:polygon>
          <draw:line draw:style-name="gr4" draw:text-style-name="P1" draw:layer="layout" svg:x1="32.461cm" svg:y1="2.814cm" svg:x2="33.173cm" svg:y2="2.814cm">
            <text:p/>
          </draw:line>
          <draw:polygon draw:style-name="gr5" draw:text-style-name="P1" draw:layer="layout" svg:width="0.178cm" svg:height="0.18cm" svg:x="33.144cm" svg:y="2.724cm" svg:viewBox="0 0 179 181" draw:points="0,181 0,0 179,90">
            <text:p/>
          </draw:polygon>
          <draw:polygon draw:style-name="gr6" draw:text-style-name="P1" draw:layer="layout" svg:width="0.178cm" svg:height="0.18cm" svg:x="33.144cm" svg:y="2.724cm" svg:viewBox="0 0 179 181" draw:points="179,90 0,181 0,0">
            <text:p/>
          </draw:polygon>
          <draw:polygon draw:style-name="gr7" draw:text-style-name="P1" draw:layer="layout" svg:width="0.476cm" svg:height="0.478cm" svg:x="33.413cm" svg:y="2.575cm" svg:viewBox="0 0 477 479" draw:points="0,479 477,479 477,0 0,0">
            <text:p/>
          </draw:polygon>
        </draw:g>
        <draw:frame draw:style-name="gr8" draw:text-style-name="P3" draw:layer="layout" svg:width="1.905cm" svg:height="0.885cm" svg:x="32.454cm" svg:y="3.501cm">
          <draw:text-box>
            <text:p text:style-name="P1"><text:span text:style-name="T1">Log</text:span></text:p>
          </draw:text-box>
        </draw:frame>
        <draw:frame draw:style-name="gr8" draw:text-style-name="P2" draw:layer="layout" svg:width="2.542cm" svg:height="0.885cm" svg:x="35.164cm" svg:y="3.444cm">
          <draw:text-box>
            <text:p text:style-name="P1"><text:span text:style-name="T1">Transform</text:span></text:p>
          </draw:text-box>
        </draw:frame>
        <draw:connector draw:style-name="gr9" draw:text-style-name="P1" draw:layer="layout" svg:x1="34.25cm" svg:y1="2.814cm" svg:x2="35.687cm" svg:y2="2.814cm" draw:start-shape="id4" draw:end-shape="id5" svg:d="m34250 2814h1437" svg:viewBox="0 0 1438 1">
          <text:p/>
        </draw:connector>
        <draw:custom-shape draw:style-name="gr12" draw:text-style-name="P1" xml:id="id22" draw:id="id22" draw:layer="layout" svg:width="9.271cm" svg:height="2.159cm" svg:x="28.855cm" svg:y="2.1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2.602cm" svg:height="0.649cm" svg:x="32.157cm" svg:y="1.5cm">
          <draw:text-box>
            <text:p text:style-name="P4"><text:span text:style-name="T2">simpleRoute</text:span></text:p>
          </draw:text-box>
        </draw:frame>
        <draw:g xml:id="id6" draw:id="id6">
          <draw:polygon draw:style-name="gr2" draw:text-style-name="P1" draw:layer="layout" svg:width="1.553cm" svg:height="0.953cm" svg:x="29.57cm" svg:y="2.337cm" svg:viewBox="0 0 1554 954" draw:points="0,954 1554,954 1554,0 0,0">
            <text:p/>
          </draw:polygon>
          <draw:line draw:style-name="gr4" draw:text-style-name="P1" draw:layer="layout" svg:x1="29.335cm" svg:y1="2.814cm" svg:x2="30.047cm" svg:y2="2.814cm">
            <text:p/>
          </draw:line>
          <draw:polygon draw:style-name="gr5" draw:text-style-name="P1" draw:layer="layout" svg:width="0.178cm" svg:height="0.18cm" svg:x="30.018cm" svg:y="2.724cm" svg:viewBox="0 0 179 181" draw:points="0,181 0,0 179,90">
            <text:p/>
          </draw:polygon>
          <draw:polygon draw:style-name="gr6" draw:text-style-name="P1" draw:layer="layout" svg:width="0.178cm" svg:height="0.18cm" svg:x="30.018cm" svg:y="2.724cm" svg:viewBox="0 0 179 181" draw:points="179,90 0,181 0,0">
            <text:p/>
          </draw:polygon>
          <draw:polygon draw:style-name="gr7" draw:text-style-name="P1" draw:layer="layout" svg:width="0.476cm" svg:height="0.478cm" svg:x="30.287cm" svg:y="2.575cm" svg:viewBox="0 0 477 479" draw:points="0,479 477,479 477,0 0,0">
            <text:p/>
          </draw:polygon>
        </draw:g>
        <draw:connector draw:style-name="gr9" draw:text-style-name="P1" draw:layer="layout" svg:x1="31.124cm" svg:y1="2.814cm" svg:x2="32.461cm" svg:y2="2.814cm" draw:start-shape="id6" draw:end-shape="id4" svg:d="m31124 2814h1337" svg:viewBox="0 0 1338 1">
          <text:p/>
        </draw:connector>
        <draw:g xml:id="id5" draw:id="id5">
          <draw:polygon draw:style-name="gr14" draw:text-style-name="P1" draw:layer="layout" svg:width="1.553cm" svg:height="0.953cm" svg:x="35.687cm" svg:y="2.337cm" svg:viewBox="0 0 1554 954" draw:points="0,954 1554,954 1554,0 0,0">
            <text:p/>
          </draw:polygon>
          <draw:polygon draw:style-name="gr7" draw:text-style-name="P1" draw:layer="layout" svg:width="0.476cm" svg:height="0.716cm" svg:x="35.868cm" svg:y="2.457cm" svg:viewBox="0 0 477 717" draw:points="0,717 477,717 477,0 0,0">
            <text:p/>
          </draw:polygon>
          <draw:polygon draw:style-name="gr7" draw:text-style-name="P1" draw:layer="layout" svg:width="0.476cm" svg:height="0.716cm" svg:x="36.585cm" svg:y="2.457cm" svg:viewBox="0 0 477 717" draw:points="0,717 477,717 477,0 0,0">
            <text:p/>
          </draw:polygon>
          <draw:line draw:style-name="gr15" draw:text-style-name="P1" draw:layer="layout" svg:x1="36.105cm" svg:y1="2.574cm" svg:x2="36.883cm" svg:y2="3.053cm">
            <text:p/>
          </draw:line>
          <draw:line draw:style-name="gr15" draw:text-style-name="P1" draw:layer="layout" svg:x1="36.105cm" svg:y1="3.053cm" svg:x2="36.883cm" svg:y2="2.574cm">
            <text:p/>
          </draw:line>
        </draw:g>
        <draw:frame draw:style-name="gr1" draw:text-style-name="P2" draw:layer="layout" svg:width="2.667cm" svg:height="0.564cm" svg:x="29.029cm" svg:y="6.47cm">
          <draw:text-box>
            <text:p text:style-name="P1"><text:span text:style-name="T1">direct:other</text:span></text:p>
          </draw:text-box>
        </draw:frame>
        <draw:g xml:id="id7" draw:id="id7">
          <draw:polygon draw:style-name="gr2" draw:text-style-name="P1" draw:layer="layout" svg:width="1.553cm" svg:height="0.953cm" svg:x="32.696cm" svg:y="5.334cm" svg:viewBox="0 0 1554 954" draw:points="0,954 1554,954 1554,0 0,0">
            <text:p/>
          </draw:polygon>
          <draw:line draw:style-name="gr4" draw:text-style-name="P1" draw:layer="layout" svg:x1="32.461cm" svg:y1="5.811cm" svg:x2="33.173cm" svg:y2="5.811cm">
            <text:p/>
          </draw:line>
          <draw:polygon draw:style-name="gr5" draw:text-style-name="P1" draw:layer="layout" svg:width="0.178cm" svg:height="0.18cm" svg:x="33.144cm" svg:y="5.721cm" svg:viewBox="0 0 179 181" draw:points="0,181 0,0 179,90">
            <text:p/>
          </draw:polygon>
          <draw:polygon draw:style-name="gr6" draw:text-style-name="P1" draw:layer="layout" svg:width="0.178cm" svg:height="0.18cm" svg:x="33.144cm" svg:y="5.721cm" svg:viewBox="0 0 179 181" draw:points="179,90 0,181 0,0">
            <text:p/>
          </draw:polygon>
          <draw:polygon draw:style-name="gr7" draw:text-style-name="P1" draw:layer="layout" svg:width="0.476cm" svg:height="0.478cm" svg:x="33.413cm" svg:y="5.572cm" svg:viewBox="0 0 477 479" draw:points="0,479 477,479 477,0 0,0">
            <text:p/>
          </draw:polygon>
        </draw:g>
        <draw:frame draw:style-name="gr8" draw:text-style-name="P3" draw:layer="layout" svg:width="1.905cm" svg:height="0.885cm" svg:x="32.455cm" svg:y="6.501cm">
          <draw:text-box>
            <text:p text:style-name="P1"><text:span text:style-name="T1">Log</text:span></text:p>
          </draw:text-box>
        </draw:frame>
        <draw:frame draw:style-name="gr8" draw:text-style-name="P2" draw:layer="layout" svg:width="2.542cm" svg:height="0.885cm" svg:x="35.165cm" svg:y="6.444cm">
          <draw:text-box>
            <text:p text:style-name="P1"><text:span text:style-name="T1">Transform</text:span></text:p>
          </draw:text-box>
        </draw:frame>
        <draw:connector draw:style-name="gr9" draw:text-style-name="P1" draw:layer="layout" svg:x1="34.25cm" svg:y1="5.811cm" svg:x2="35.688cm" svg:y2="5.814cm" draw:start-shape="id7" draw:end-shape="id8" svg:d="m34250 5811h719v3h719" svg:viewBox="0 0 1439 4">
          <text:p/>
        </draw:connector>
        <draw:custom-shape draw:style-name="gr12" draw:text-style-name="P1" xml:id="id21" draw:id="id21" draw:layer="layout" svg:width="9.271cm" svg:height="2.159cm" svg:x="28.856cm" svg:y="5.1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2.411cm" svg:height="0.649cm" svg:x="32.258cm" svg:y="4.5cm">
          <draw:text-box>
            <text:p text:style-name="P4"><text:span text:style-name="T2">otherRoute</text:span></text:p>
          </draw:text-box>
        </draw:frame>
        <draw:g xml:id="id9" draw:id="id9">
          <draw:polygon draw:style-name="gr2" draw:text-style-name="P1" draw:layer="layout" svg:width="1.553cm" svg:height="0.953cm" svg:x="29.571cm" svg:y="5.337cm" svg:viewBox="0 0 1554 954" draw:points="0,954 1554,954 1554,0 0,0">
            <text:p/>
          </draw:polygon>
          <draw:line draw:style-name="gr4" draw:text-style-name="P1" draw:layer="layout" svg:x1="29.336cm" svg:y1="5.814cm" svg:x2="30.048cm" svg:y2="5.814cm">
            <text:p/>
          </draw:line>
          <draw:polygon draw:style-name="gr5" draw:text-style-name="P1" draw:layer="layout" svg:width="0.178cm" svg:height="0.18cm" svg:x="30.019cm" svg:y="5.724cm" svg:viewBox="0 0 179 181" draw:points="0,181 0,0 179,90">
            <text:p/>
          </draw:polygon>
          <draw:polygon draw:style-name="gr6" draw:text-style-name="P1" draw:layer="layout" svg:width="0.178cm" svg:height="0.18cm" svg:x="30.019cm" svg:y="5.724cm" svg:viewBox="0 0 179 181" draw:points="179,90 0,181 0,0">
            <text:p/>
          </draw:polygon>
          <draw:polygon draw:style-name="gr7" draw:text-style-name="P1" draw:layer="layout" svg:width="0.476cm" svg:height="0.478cm" svg:x="30.288cm" svg:y="5.575cm" svg:viewBox="0 0 477 479" draw:points="0,479 477,479 477,0 0,0">
            <text:p/>
          </draw:polygon>
        </draw:g>
        <draw:connector draw:style-name="gr9" draw:text-style-name="P1" draw:layer="layout" svg:x1="31.125cm" svg:y1="5.814cm" svg:x2="32.461cm" svg:y2="5.811cm" draw:start-shape="id9" draw:end-shape="id7" svg:d="m31125 5814h681v-3h655" svg:viewBox="0 0 1337 4">
          <text:p/>
        </draw:connector>
        <draw:g xml:id="id8" draw:id="id8">
          <draw:polygon draw:style-name="gr14" draw:text-style-name="P1" draw:layer="layout" svg:width="1.553cm" svg:height="0.953cm" svg:x="35.688cm" svg:y="5.337cm" svg:viewBox="0 0 1554 954" draw:points="0,954 1554,954 1554,0 0,0">
            <text:p/>
          </draw:polygon>
          <draw:polygon draw:style-name="gr7" draw:text-style-name="P1" draw:layer="layout" svg:width="0.476cm" svg:height="0.716cm" svg:x="35.869cm" svg:y="5.457cm" svg:viewBox="0 0 477 717" draw:points="0,717 477,717 477,0 0,0">
            <text:p/>
          </draw:polygon>
          <draw:polygon draw:style-name="gr7" draw:text-style-name="P1" draw:layer="layout" svg:width="0.476cm" svg:height="0.716cm" svg:x="36.586cm" svg:y="5.457cm" svg:viewBox="0 0 477 717" draw:points="0,717 477,717 477,0 0,0">
            <text:p/>
          </draw:polygon>
          <draw:line draw:style-name="gr15" draw:text-style-name="P1" draw:layer="layout" svg:x1="36.106cm" svg:y1="5.574cm" svg:x2="36.884cm" svg:y2="6.053cm">
            <text:p/>
          </draw:line>
          <draw:line draw:style-name="gr15" draw:text-style-name="P1" draw:layer="layout" svg:x1="36.106cm" svg:y1="6.053cm" svg:x2="36.884cm" svg:y2="5.574cm">
            <text:p/>
          </draw:line>
        </draw:g>
        <draw:custom-shape draw:style-name="gr16" draw:text-style-name="P1" draw:layer="layout" svg:width="20.56cm" svg:height="6.731cm" svg:x="17.997cm" svg:y="1.043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.344cm" svg:height="0.683cm" svg:x="27.434cm" svg:y="1.016cm">
          <draw:text-box>
            <text:p><text:span text:style-name="T3">base</text:span></text:p>
          </draw:text-box>
        </draw:frame>
        <draw:frame draw:style-name="gr17" draw:text-style-name="P3" draw:layer="layout" svg:width="2.619cm" svg:height="0.564cm" svg:x="26.842cm" svg:y="1.397cm">
          <draw:text-box>
            <text:p><text:span text:style-name="T1">&lt;&lt;osgi-bundle&gt;&gt;</text:span></text:p>
          </draw:text-box>
        </draw:frame>
        <draw:frame draw:style-name="gr1" draw:text-style-name="P2" draw:layer="layout" svg:width="2.667cm" svg:height="0.564cm" svg:x="10.428cm" svg:y="3.97cm">
          <draw:text-box>
            <text:p text:style-name="P1"><text:span text:style-name="T1">jetty:HTTP</text:span></text:p>
          </draw:text-box>
        </draw:frame>
        <draw:g xml:id="id10" draw:id="id10">
          <draw:polygon draw:style-name="gr2" draw:text-style-name="P1" draw:layer="layout" svg:width="1.551cm" svg:height="0.953cm" svg:x="10.908cm" svg:y="2.854cm" svg:viewBox="0 0 1552 954" draw:points="0,954 1552,954 1552,0 0,0">
            <text:p/>
          </draw:polygon>
          <draw:polygon draw:style-name="gr3" draw:text-style-name="P1" draw:layer="layout" svg:width="0.268cm" svg:height="0.806cm" svg:x="11.535cm" svg:y="2.913cm" svg:viewBox="0 0 269 807" draw:points="269,807 0,673 0,135 269,0">
            <text:p/>
          </draw:polygon>
          <draw:polygon draw:style-name="gr3" draw:text-style-name="P1" draw:layer="layout" svg:width="0.359cm" svg:height="0.836cm" svg:x="11.863cm" svg:y="2.913cm" svg:viewBox="0 0 360 837" draw:points="360,837 0,837 0,0 360,0">
            <text:p/>
          </draw:polygon>
          <draw:line draw:style-name="gr4" draw:text-style-name="P1" draw:layer="layout" svg:x1="10.612cm" svg:y1="3.331cm" svg:x2="11.385cm" svg:y2="3.331cm">
            <text:p/>
          </draw:line>
          <draw:polygon draw:style-name="gr5" draw:text-style-name="P1" draw:layer="layout" svg:width="0.178cm" svg:height="0.18cm" svg:x="11.266cm" svg:y="3.241cm" svg:viewBox="0 0 179 181" draw:points="0,181 0,0 179,90">
            <text:p/>
          </draw:polygon>
          <draw:polygon draw:style-name="gr6" draw:text-style-name="P1" draw:layer="layout" svg:width="0.178cm" svg:height="0.18cm" svg:x="11.266cm" svg:y="3.241cm" svg:viewBox="0 0 179 181" draw:points="179,90 0,181 0,0">
            <text:p/>
          </draw:polygon>
        </draw:g>
        <draw:g xml:id="id11" draw:id="id11">
          <draw:polygon draw:style-name="gr2" draw:text-style-name="P1" draw:layer="layout" svg:width="1.553cm" svg:height="0.953cm" svg:x="13.8cm" svg:y="2.85cm" svg:viewBox="0 0 1554 954" draw:points="0,954 1554,954 1554,0 0,0">
            <text:p/>
          </draw:polygon>
          <draw:line draw:style-name="gr4" draw:text-style-name="P1" draw:layer="layout" svg:x1="13.565cm" svg:y1="3.327cm" svg:x2="14.277cm" svg:y2="3.327cm">
            <text:p/>
          </draw:line>
          <draw:polygon draw:style-name="gr5" draw:text-style-name="P1" draw:layer="layout" svg:width="0.178cm" svg:height="0.18cm" svg:x="14.248cm" svg:y="3.237cm" svg:viewBox="0 0 179 181" draw:points="0,181 0,0 179,90">
            <text:p/>
          </draw:polygon>
          <draw:polygon draw:style-name="gr6" draw:text-style-name="P1" draw:layer="layout" svg:width="0.178cm" svg:height="0.18cm" svg:x="14.248cm" svg:y="3.237cm" svg:viewBox="0 0 179 181" draw:points="179,90 0,181 0,0">
            <text:p/>
          </draw:polygon>
          <draw:polygon draw:style-name="gr7" draw:text-style-name="P1" draw:layer="layout" svg:width="0.476cm" svg:height="0.478cm" svg:x="14.517cm" svg:y="3.088cm" svg:viewBox="0 0 477 479" draw:points="0,479 477,479 477,0 0,0">
            <text:p/>
          </draw:polygon>
        </draw:g>
        <draw:frame draw:style-name="gr8" draw:text-style-name="P3" draw:layer="layout" svg:width="1.905cm" svg:height="0.885cm" svg:x="13.654cm" svg:y="4.001cm">
          <draw:text-box>
            <text:p text:style-name="P1"><text:span text:style-name="T1">Log</text:span></text:p>
          </draw:text-box>
        </draw:frame>
        <draw:connector draw:style-name="gr9" draw:text-style-name="P1" draw:layer="layout" svg:x1="12.46cm" svg:y1="3.331cm" svg:x2="13.565cm" svg:y2="3.327cm" draw:start-shape="id10" draw:start-glue-point="1" draw:end-shape="id11" svg:d="m12460 3331h565v-4h540" svg:viewBox="0 0 1106 5">
          <text:p/>
        </draw:connector>
        <draw:custom-shape draw:style-name="gr12" draw:text-style-name="P1" xml:id="id28" draw:id="id28" draw:layer="layout" svg:width="14.224cm" svg:height="2.159cm" svg:x="1.381cm" svg:y="2.6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1.645cm" svg:height="0.649cm" svg:x="7.857cm" svg:y="2cm">
          <draw:text-box>
            <text:p text:style-name="P4"><text:span text:style-name="T2">simple</text:span></text:p>
          </draw:text-box>
        </draw:frame>
        <draw:custom-shape draw:style-name="gr16" draw:text-style-name="P1" draw:layer="layout" svg:width="14.661cm" svg:height="10.287cm" svg:x="1.198cm" svg:y="1.043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.408cm" svg:height="0.683cm" svg:x="7.835cm" svg:y="1.016cm">
          <draw:text-box>
            <text:p><text:span text:style-name="T3">client</text:span></text:p>
          </draw:text-box>
        </draw:frame>
        <draw:frame draw:style-name="gr17" draw:text-style-name="P3" draw:layer="layout" svg:width="2.619cm" svg:height="0.564cm" svg:x="7.343cm" svg:y="1.397cm">
          <draw:text-box>
            <text:p><text:span text:style-name="T1">&lt;&lt;osgi-bundle&gt;&gt;</text:span></text:p>
          </draw:text-box>
        </draw:frame>
        <draw:g xml:id="id12" draw:id="id12">
          <draw:polygon draw:style-name="gr2" draw:text-style-name="P1" draw:layer="layout" svg:width="1.553cm" svg:height="0.953cm" svg:x="7.83cm" svg:y="2.845cm" svg:viewBox="0 0 1554 954" draw:points="0,954 1554,954 1554,0 0,0">
            <text:p/>
          </draw:polygon>
          <draw:line draw:style-name="gr4" draw:text-style-name="P1" draw:layer="layout" svg:x1="7.595cm" svg:y1="3.322cm" svg:x2="8.307cm" svg:y2="3.322cm">
            <text:p/>
          </draw:line>
          <draw:polygon draw:style-name="gr5" draw:text-style-name="P1" draw:layer="layout" svg:width="0.178cm" svg:height="0.18cm" svg:x="8.278cm" svg:y="3.232cm" svg:viewBox="0 0 179 181" draw:points="0,181 0,0 179,90">
            <text:p/>
          </draw:polygon>
          <draw:polygon draw:style-name="gr6" draw:text-style-name="P1" draw:layer="layout" svg:width="0.178cm" svg:height="0.18cm" svg:x="8.278cm" svg:y="3.232cm" svg:viewBox="0 0 179 181" draw:points="179,90 0,181 0,0">
            <text:p/>
          </draw:polygon>
          <draw:polygon draw:style-name="gr7" draw:text-style-name="P1" draw:layer="layout" svg:width="0.476cm" svg:height="0.478cm" svg:x="8.547cm" svg:y="3.083cm" svg:viewBox="0 0 477 479" draw:points="0,479 477,479 477,0 0,0">
            <text:p/>
          </draw:polygon>
        </draw:g>
        <draw:frame draw:style-name="gr8" draw:text-style-name="P3" draw:layer="layout" svg:width="1.905cm" svg:height="0.885cm" svg:x="7.672cm" svg:y="3.972cm">
          <draw:text-box>
            <text:p text:style-name="P1"><text:span text:style-name="T1">Log</text:span></text:p>
          </draw:text-box>
        </draw:frame>
        <draw:connector draw:style-name="gr9" draw:text-style-name="P1" draw:layer="layout" svg:x1="9.384cm" svg:y1="3.322cm" svg:x2="10.612cm" svg:y2="3.331cm" draw:start-shape="id12" draw:start-glue-point="1" draw:end-shape="id10" svg:d="m9384 3322h627v9h601" svg:viewBox="0 0 1229 10">
          <text:p/>
        </draw:connector>
        <draw:frame draw:style-name="gr8" draw:text-style-name="P2" draw:layer="layout" svg:width="2.542cm" svg:height="0.885cm" svg:x="4.265cm" svg:y="3.944cm">
          <draw:text-box>
            <text:p text:style-name="P1"><text:span text:style-name="T1">Transform</text:span></text:p>
          </draw:text-box>
        </draw:frame>
        <draw:g xml:id="id13" draw:id="id13">
          <draw:polygon draw:style-name="gr14" draw:text-style-name="P1" draw:layer="layout" svg:width="1.553cm" svg:height="0.953cm" svg:x="4.788cm" svg:y="2.837cm" svg:viewBox="0 0 1554 954" draw:points="0,954 1554,954 1554,0 0,0">
            <text:p/>
          </draw:polygon>
          <draw:polygon draw:style-name="gr7" draw:text-style-name="P1" draw:layer="layout" svg:width="0.476cm" svg:height="0.716cm" svg:x="4.969cm" svg:y="2.957cm" svg:viewBox="0 0 477 717" draw:points="0,717 477,717 477,0 0,0">
            <text:p/>
          </draw:polygon>
          <draw:polygon draw:style-name="gr7" draw:text-style-name="P1" draw:layer="layout" svg:width="0.476cm" svg:height="0.716cm" svg:x="5.686cm" svg:y="2.957cm" svg:viewBox="0 0 477 717" draw:points="0,717 477,717 477,0 0,0">
            <text:p/>
          </draw:polygon>
          <draw:line draw:style-name="gr15" draw:text-style-name="P1" draw:layer="layout" svg:x1="5.206cm" svg:y1="3.074cm" svg:x2="5.984cm" svg:y2="3.553cm">
            <text:p/>
          </draw:line>
          <draw:line draw:style-name="gr15" draw:text-style-name="P1" draw:layer="layout" svg:x1="5.206cm" svg:y1="3.553cm" svg:x2="5.984cm" svg:y2="3.074cm">
            <text:p/>
          </draw:line>
        </draw:g>
        <draw:connector draw:style-name="gr9" draw:text-style-name="P1" draw:layer="layout" svg:x1="6.342cm" svg:y1="3.314cm" svg:x2="7.595cm" svg:y2="3.322cm" draw:start-shape="id13" draw:end-shape="id12" svg:d="m6342 3314h639v8h614" svg:viewBox="0 0 1254 9">
          <text:p/>
        </draw:connector>
        <draw:frame draw:style-name="gr1" draw:text-style-name="P2" draw:layer="layout" svg:width="2.667cm" svg:height="0.564cm" svg:x="1.23cm" svg:y="3.971cm">
          <draw:text-box>
            <text:p text:style-name="P1"><text:span text:style-name="T1">timer</text:span></text:p>
          </draw:text-box>
        </draw:frame>
        <draw:g xml:id="id14" draw:id="id14">
          <draw:polygon draw:style-name="gr2" draw:text-style-name="P1" draw:layer="layout" svg:width="1.553cm" svg:height="0.953cm" svg:x="1.772cm" svg:y="2.838cm" svg:viewBox="0 0 1554 954" draw:points="0,954 1554,954 1554,0 0,0">
            <text:p/>
          </draw:polygon>
          <draw:line draw:style-name="gr4" draw:text-style-name="P1" draw:layer="layout" svg:x1="1.537cm" svg:y1="3.315cm" svg:x2="2.249cm" svg:y2="3.315cm">
            <text:p/>
          </draw:line>
          <draw:polygon draw:style-name="gr5" draw:text-style-name="P1" draw:layer="layout" svg:width="0.178cm" svg:height="0.18cm" svg:x="2.22cm" svg:y="3.225cm" svg:viewBox="0 0 179 181" draw:points="0,181 0,0 179,90">
            <text:p/>
          </draw:polygon>
          <draw:polygon draw:style-name="gr6" draw:text-style-name="P1" draw:layer="layout" svg:width="0.178cm" svg:height="0.18cm" svg:x="2.22cm" svg:y="3.225cm" svg:viewBox="0 0 179 181" draw:points="179,90 0,181 0,0">
            <text:p/>
          </draw:polygon>
          <draw:polygon draw:style-name="gr7" draw:text-style-name="P1" draw:layer="layout" svg:width="0.476cm" svg:height="0.478cm" svg:x="2.489cm" svg:y="3.076cm" svg:viewBox="0 0 477 479" draw:points="0,479 477,479 477,0 0,0">
            <text:p/>
          </draw:polygon>
        </draw:g>
        <draw:connector draw:style-name="gr9" draw:text-style-name="P1" draw:layer="layout" svg:x1="3.326cm" svg:y1="3.315cm" svg:x2="4.788cm" svg:y2="3.314cm" draw:start-shape="id14" draw:end-shape="id13" draw:end-glue-point="3" svg:d="m3326 3315h731v-1h731" svg:viewBox="0 0 1463 2">
          <text:p/>
        </draw:connector>
        <draw:frame draw:style-name="gr1" draw:text-style-name="P2" draw:layer="layout" svg:width="2.667cm" svg:height="0.564cm" svg:x="10.428cm" svg:y="6.97cm">
          <draw:text-box>
            <text:p text:style-name="P1"><text:span text:style-name="T1">jetty:HTTP</text:span></text:p>
          </draw:text-box>
        </draw:frame>
        <draw:g xml:id="id15" draw:id="id15">
          <draw:polygon draw:style-name="gr2" draw:text-style-name="P1" draw:layer="layout" svg:width="1.551cm" svg:height="0.953cm" svg:x="10.908cm" svg:y="5.854cm" svg:viewBox="0 0 1552 954" draw:points="0,954 1552,954 1552,0 0,0">
            <text:p/>
          </draw:polygon>
          <draw:polygon draw:style-name="gr3" draw:text-style-name="P1" draw:layer="layout" svg:width="0.268cm" svg:height="0.806cm" svg:x="11.535cm" svg:y="5.913cm" svg:viewBox="0 0 269 807" draw:points="269,807 0,673 0,135 269,0">
            <text:p/>
          </draw:polygon>
          <draw:polygon draw:style-name="gr3" draw:text-style-name="P1" draw:layer="layout" svg:width="0.359cm" svg:height="0.836cm" svg:x="11.863cm" svg:y="5.913cm" svg:viewBox="0 0 360 837" draw:points="360,837 0,837 0,0 360,0">
            <text:p/>
          </draw:polygon>
          <draw:line draw:style-name="gr4" draw:text-style-name="P1" draw:layer="layout" svg:x1="10.612cm" svg:y1="6.331cm" svg:x2="11.385cm" svg:y2="6.331cm">
            <text:p/>
          </draw:line>
          <draw:polygon draw:style-name="gr5" draw:text-style-name="P1" draw:layer="layout" svg:width="0.178cm" svg:height="0.18cm" svg:x="11.266cm" svg:y="6.241cm" svg:viewBox="0 0 179 181" draw:points="0,181 0,0 179,90">
            <text:p/>
          </draw:polygon>
          <draw:polygon draw:style-name="gr6" draw:text-style-name="P1" draw:layer="layout" svg:width="0.178cm" svg:height="0.18cm" svg:x="11.266cm" svg:y="6.241cm" svg:viewBox="0 0 179 181" draw:points="179,90 0,181 0,0">
            <text:p/>
          </draw:polygon>
        </draw:g>
        <draw:g xml:id="id16" draw:id="id16">
          <draw:polygon draw:style-name="gr2" draw:text-style-name="P1" draw:layer="layout" svg:width="1.553cm" svg:height="0.953cm" svg:x="13.8cm" svg:y="5.85cm" svg:viewBox="0 0 1554 954" draw:points="0,954 1554,954 1554,0 0,0">
            <text:p/>
          </draw:polygon>
          <draw:line draw:style-name="gr4" draw:text-style-name="P1" draw:layer="layout" svg:x1="13.565cm" svg:y1="6.327cm" svg:x2="14.277cm" svg:y2="6.327cm">
            <text:p/>
          </draw:line>
          <draw:polygon draw:style-name="gr5" draw:text-style-name="P1" draw:layer="layout" svg:width="0.178cm" svg:height="0.18cm" svg:x="14.248cm" svg:y="6.237cm" svg:viewBox="0 0 179 181" draw:points="0,181 0,0 179,90">
            <text:p/>
          </draw:polygon>
          <draw:polygon draw:style-name="gr6" draw:text-style-name="P1" draw:layer="layout" svg:width="0.178cm" svg:height="0.18cm" svg:x="14.248cm" svg:y="6.237cm" svg:viewBox="0 0 179 181" draw:points="179,90 0,181 0,0">
            <text:p/>
          </draw:polygon>
          <draw:polygon draw:style-name="gr7" draw:text-style-name="P1" draw:layer="layout" svg:width="0.476cm" svg:height="0.478cm" svg:x="14.517cm" svg:y="6.088cm" svg:viewBox="0 0 477 479" draw:points="0,479 477,479 477,0 0,0">
            <text:p/>
          </draw:polygon>
        </draw:g>
        <draw:frame draw:style-name="gr8" draw:text-style-name="P3" draw:layer="layout" svg:width="1.905cm" svg:height="0.885cm" svg:x="13.654cm" svg:y="7.001cm">
          <draw:text-box>
            <text:p text:style-name="P1"><text:span text:style-name="T1">Log</text:span></text:p>
          </draw:text-box>
        </draw:frame>
        <draw:connector draw:style-name="gr9" draw:text-style-name="P1" draw:layer="layout" svg:x1="12.46cm" svg:y1="6.331cm" svg:x2="13.565cm" svg:y2="6.327cm" draw:start-shape="id15" draw:start-glue-point="1" draw:end-shape="id16" svg:d="m12460 6331h565v-4h540" svg:viewBox="0 0 1106 5">
          <text:p/>
        </draw:connector>
        <draw:custom-shape draw:style-name="gr12" draw:text-style-name="P1" xml:id="id29" draw:id="id29" draw:layer="layout" svg:width="14.224cm" svg:height="2.159cm" svg:x="1.381cm" svg:y="5.6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1.455cm" svg:height="0.649cm" svg:x="7.857cm" svg:y="5cm">
          <draw:text-box>
            <text:p text:style-name="P4"><text:span text:style-name="T2">other</text:span></text:p>
          </draw:text-box>
        </draw:frame>
        <draw:g xml:id="id17" draw:id="id17">
          <draw:polygon draw:style-name="gr2" draw:text-style-name="P1" draw:layer="layout" svg:width="1.553cm" svg:height="0.953cm" svg:x="7.83cm" svg:y="5.842cm" svg:viewBox="0 0 1554 954" draw:points="0,954 1554,954 1554,0 0,0">
            <text:p/>
          </draw:polygon>
          <draw:line draw:style-name="gr4" draw:text-style-name="P1" draw:layer="layout" svg:x1="7.595cm" svg:y1="6.319cm" svg:x2="8.307cm" svg:y2="6.319cm">
            <text:p/>
          </draw:line>
          <draw:polygon draw:style-name="gr5" draw:text-style-name="P1" draw:layer="layout" svg:width="0.178cm" svg:height="0.18cm" svg:x="8.278cm" svg:y="6.229cm" svg:viewBox="0 0 179 181" draw:points="0,181 0,0 179,90">
            <text:p/>
          </draw:polygon>
          <draw:polygon draw:style-name="gr6" draw:text-style-name="P1" draw:layer="layout" svg:width="0.178cm" svg:height="0.18cm" svg:x="8.278cm" svg:y="6.229cm" svg:viewBox="0 0 179 181" draw:points="179,90 0,181 0,0">
            <text:p/>
          </draw:polygon>
          <draw:polygon draw:style-name="gr7" draw:text-style-name="P1" draw:layer="layout" svg:width="0.476cm" svg:height="0.478cm" svg:x="8.547cm" svg:y="6.08cm" svg:viewBox="0 0 477 479" draw:points="0,479 477,479 477,0 0,0">
            <text:p/>
          </draw:polygon>
        </draw:g>
        <draw:frame draw:style-name="gr8" draw:text-style-name="P3" draw:layer="layout" svg:width="1.905cm" svg:height="0.885cm" svg:x="7.672cm" svg:y="6.972cm">
          <draw:text-box>
            <text:p text:style-name="P1"><text:span text:style-name="T1">Log</text:span></text:p>
          </draw:text-box>
        </draw:frame>
        <draw:connector draw:style-name="gr9" draw:text-style-name="P1" draw:layer="layout" svg:x1="9.384cm" svg:y1="6.319cm" svg:x2="10.612cm" svg:y2="6.331cm" draw:start-shape="id17" draw:start-glue-point="1" draw:end-shape="id15" svg:d="m9384 6319h627v12h601" svg:viewBox="0 0 1229 13">
          <text:p/>
        </draw:connector>
        <draw:frame draw:style-name="gr8" draw:text-style-name="P2" draw:layer="layout" svg:width="2.542cm" svg:height="0.885cm" svg:x="4.265cm" svg:y="6.944cm">
          <draw:text-box>
            <text:p text:style-name="P1"><text:span text:style-name="T1">Transform</text:span></text:p>
          </draw:text-box>
        </draw:frame>
        <draw:g xml:id="id18" draw:id="id18">
          <draw:polygon draw:style-name="gr14" draw:text-style-name="P1" draw:layer="layout" svg:width="1.553cm" svg:height="0.953cm" svg:x="4.788cm" svg:y="5.837cm" svg:viewBox="0 0 1554 954" draw:points="0,954 1554,954 1554,0 0,0">
            <text:p/>
          </draw:polygon>
          <draw:polygon draw:style-name="gr7" draw:text-style-name="P1" draw:layer="layout" svg:width="0.476cm" svg:height="0.716cm" svg:x="4.969cm" svg:y="5.957cm" svg:viewBox="0 0 477 717" draw:points="0,717 477,717 477,0 0,0">
            <text:p/>
          </draw:polygon>
          <draw:polygon draw:style-name="gr7" draw:text-style-name="P1" draw:layer="layout" svg:width="0.476cm" svg:height="0.716cm" svg:x="5.686cm" svg:y="5.957cm" svg:viewBox="0 0 477 717" draw:points="0,717 477,717 477,0 0,0">
            <text:p/>
          </draw:polygon>
          <draw:line draw:style-name="gr15" draw:text-style-name="P1" draw:layer="layout" svg:x1="5.206cm" svg:y1="6.074cm" svg:x2="5.984cm" svg:y2="6.553cm">
            <text:p/>
          </draw:line>
          <draw:line draw:style-name="gr15" draw:text-style-name="P1" draw:layer="layout" svg:x1="5.206cm" svg:y1="6.553cm" svg:x2="5.984cm" svg:y2="6.074cm">
            <text:p/>
          </draw:line>
        </draw:g>
        <draw:connector draw:style-name="gr9" draw:text-style-name="P1" draw:layer="layout" svg:x1="6.342cm" svg:y1="6.314cm" svg:x2="7.595cm" svg:y2="6.319cm" draw:start-shape="id18" draw:end-shape="id17" svg:d="m6342 6314h639v5h614" svg:viewBox="0 0 1254 6">
          <text:p/>
        </draw:connector>
        <draw:g xml:id="id19" draw:id="id19">
          <draw:polygon draw:style-name="gr2" draw:text-style-name="P1" draw:layer="layout" svg:width="1.553cm" svg:height="0.953cm" svg:x="1.772cm" svg:y="5.838cm" svg:viewBox="0 0 1554 954" draw:points="0,954 1554,954 1554,0 0,0">
            <text:p/>
          </draw:polygon>
          <draw:line draw:style-name="gr4" draw:text-style-name="P1" draw:layer="layout" svg:x1="1.537cm" svg:y1="6.315cm" svg:x2="2.249cm" svg:y2="6.315cm">
            <text:p/>
          </draw:line>
          <draw:polygon draw:style-name="gr5" draw:text-style-name="P1" draw:layer="layout" svg:width="0.178cm" svg:height="0.18cm" svg:x="2.22cm" svg:y="6.225cm" svg:viewBox="0 0 179 181" draw:points="0,181 0,0 179,90">
            <text:p/>
          </draw:polygon>
          <draw:polygon draw:style-name="gr6" draw:text-style-name="P1" draw:layer="layout" svg:width="0.178cm" svg:height="0.18cm" svg:x="2.22cm" svg:y="6.225cm" svg:viewBox="0 0 179 181" draw:points="179,90 0,181 0,0">
            <text:p/>
          </draw:polygon>
          <draw:polygon draw:style-name="gr7" draw:text-style-name="P1" draw:layer="layout" svg:width="0.476cm" svg:height="0.478cm" svg:x="2.489cm" svg:y="6.076cm" svg:viewBox="0 0 477 479" draw:points="0,479 477,479 477,0 0,0">
            <text:p/>
          </draw:polygon>
        </draw:g>
        <draw:connector draw:style-name="gr9" draw:text-style-name="P1" draw:layer="layout" svg:x1="3.326cm" svg:y1="6.315cm" svg:x2="4.788cm" svg:y2="6.314cm" draw:start-shape="id19" draw:end-shape="id18" draw:end-glue-point="3" svg:d="m3326 6315h731v-1h731" svg:viewBox="0 0 1463 2">
          <text:p/>
        </draw:connector>
        <draw:connector draw:style-name="gr9" draw:text-style-name="P1" draw:layer="layout" svg:x1="27.455cm" svg:y1="4.749cm" svg:x2="28.856cm" svg:y2="6.179cm" draw:start-shape="id20" draw:start-glue-point="1" draw:end-shape="id21" draw:end-glue-point="3" svg:d="m27455 4749h700v1430h701" svg:viewBox="0 0 1402 1431">
          <text:p/>
        </draw:connector>
        <draw:connector draw:style-name="gr9" draw:text-style-name="P1" draw:layer="layout" svg:x1="27.455cm" svg:y1="4.749cm" svg:x2="28.855cm" svg:y2="3.179cm" draw:start-shape="id20" draw:start-glue-point="1" draw:end-shape="id22" draw:end-glue-point="3" svg:d="m27455 4749h699v-1570h701" svg:viewBox="0 0 1401 1571">
          <text:p/>
        </draw:connector>
        <draw:frame draw:style-name="gr1" draw:text-style-name="P2" draw:layer="layout" svg:width="2.667cm" svg:height="0.564cm" svg:x="10.428cm" svg:y="9.97cm">
          <draw:text-box>
            <text:p text:style-name="P1"><text:span text:style-name="T1">jetty:HTTP</text:span></text:p>
          </draw:text-box>
        </draw:frame>
        <draw:g xml:id="id23" draw:id="id23">
          <draw:polygon draw:style-name="gr2" draw:text-style-name="P1" draw:layer="layout" svg:width="1.551cm" svg:height="0.953cm" svg:x="10.908cm" svg:y="8.854cm" svg:viewBox="0 0 1552 954" draw:points="0,954 1552,954 1552,0 0,0">
            <text:p/>
          </draw:polygon>
          <draw:polygon draw:style-name="gr3" draw:text-style-name="P1" draw:layer="layout" svg:width="0.268cm" svg:height="0.806cm" svg:x="11.535cm" svg:y="8.913cm" svg:viewBox="0 0 269 807" draw:points="269,807 0,673 0,135 269,0">
            <text:p/>
          </draw:polygon>
          <draw:polygon draw:style-name="gr3" draw:text-style-name="P1" draw:layer="layout" svg:width="0.359cm" svg:height="0.836cm" svg:x="11.863cm" svg:y="8.913cm" svg:viewBox="0 0 360 837" draw:points="360,837 0,837 0,0 360,0">
            <text:p/>
          </draw:polygon>
          <draw:line draw:style-name="gr4" draw:text-style-name="P1" draw:layer="layout" svg:x1="10.612cm" svg:y1="9.331cm" svg:x2="11.385cm" svg:y2="9.331cm">
            <text:p/>
          </draw:line>
          <draw:polygon draw:style-name="gr5" draw:text-style-name="P1" draw:layer="layout" svg:width="0.178cm" svg:height="0.18cm" svg:x="11.266cm" svg:y="9.241cm" svg:viewBox="0 0 179 181" draw:points="0,181 0,0 179,90">
            <text:p/>
          </draw:polygon>
          <draw:polygon draw:style-name="gr6" draw:text-style-name="P1" draw:layer="layout" svg:width="0.178cm" svg:height="0.18cm" svg:x="11.266cm" svg:y="9.241cm" svg:viewBox="0 0 179 181" draw:points="179,90 0,181 0,0">
            <text:p/>
          </draw:polygon>
        </draw:g>
        <draw:g xml:id="id24" draw:id="id24">
          <draw:polygon draw:style-name="gr2" draw:text-style-name="P1" draw:layer="layout" svg:width="1.553cm" svg:height="0.953cm" svg:x="13.8cm" svg:y="8.85cm" svg:viewBox="0 0 1554 954" draw:points="0,954 1554,954 1554,0 0,0">
            <text:p/>
          </draw:polygon>
          <draw:line draw:style-name="gr4" draw:text-style-name="P1" draw:layer="layout" svg:x1="13.565cm" svg:y1="9.327cm" svg:x2="14.277cm" svg:y2="9.327cm">
            <text:p/>
          </draw:line>
          <draw:polygon draw:style-name="gr5" draw:text-style-name="P1" draw:layer="layout" svg:width="0.178cm" svg:height="0.18cm" svg:x="14.248cm" svg:y="9.237cm" svg:viewBox="0 0 179 181" draw:points="0,181 0,0 179,90">
            <text:p/>
          </draw:polygon>
          <draw:polygon draw:style-name="gr6" draw:text-style-name="P1" draw:layer="layout" svg:width="0.178cm" svg:height="0.18cm" svg:x="14.248cm" svg:y="9.237cm" svg:viewBox="0 0 179 181" draw:points="179,90 0,181 0,0">
            <text:p/>
          </draw:polygon>
          <draw:polygon draw:style-name="gr7" draw:text-style-name="P1" draw:layer="layout" svg:width="0.476cm" svg:height="0.478cm" svg:x="14.517cm" svg:y="9.088cm" svg:viewBox="0 0 477 479" draw:points="0,479 477,479 477,0 0,0">
            <text:p/>
          </draw:polygon>
        </draw:g>
        <draw:frame draw:style-name="gr8" draw:text-style-name="P3" draw:layer="layout" svg:width="1.905cm" svg:height="0.885cm" svg:x="13.654cm" svg:y="10.001cm">
          <draw:text-box>
            <text:p text:style-name="P1"><text:span text:style-name="T1">Log</text:span></text:p>
          </draw:text-box>
        </draw:frame>
        <draw:connector draw:style-name="gr9" draw:text-style-name="P1" draw:layer="layout" svg:x1="12.46cm" svg:y1="9.331cm" svg:x2="13.565cm" svg:y2="9.327cm" draw:start-shape="id23" draw:start-glue-point="1" draw:end-shape="id24" svg:d="m12460 9331h565v-4h540" svg:viewBox="0 0 1106 5">
          <text:p/>
        </draw:connector>
        <draw:custom-shape draw:style-name="gr12" draw:text-style-name="P1" xml:id="id30" draw:id="id30" draw:layer="layout" svg:width="14.224cm" svg:height="2.159cm" svg:x="1.381cm" svg:y="8.6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2.602cm" svg:height="0.649cm" svg:x="7.357cm" svg:y="8cm">
          <draw:text-box>
            <text:p text:style-name="P4"><text:span text:style-name="T2">new service</text:span></text:p>
          </draw:text-box>
        </draw:frame>
        <draw:g xml:id="id25" draw:id="id25">
          <draw:polygon draw:style-name="gr2" draw:text-style-name="P1" draw:layer="layout" svg:width="1.553cm" svg:height="0.953cm" svg:x="7.83cm" svg:y="8.839cm" svg:viewBox="0 0 1554 954" draw:points="0,954 1554,954 1554,0 0,0">
            <text:p/>
          </draw:polygon>
          <draw:line draw:style-name="gr4" draw:text-style-name="P1" draw:layer="layout" svg:x1="7.595cm" svg:y1="9.316cm" svg:x2="8.307cm" svg:y2="9.316cm">
            <text:p/>
          </draw:line>
          <draw:polygon draw:style-name="gr5" draw:text-style-name="P1" draw:layer="layout" svg:width="0.178cm" svg:height="0.18cm" svg:x="8.278cm" svg:y="9.226cm" svg:viewBox="0 0 179 181" draw:points="0,181 0,0 179,90">
            <text:p/>
          </draw:polygon>
          <draw:polygon draw:style-name="gr6" draw:text-style-name="P1" draw:layer="layout" svg:width="0.178cm" svg:height="0.18cm" svg:x="8.278cm" svg:y="9.226cm" svg:viewBox="0 0 179 181" draw:points="179,90 0,181 0,0">
            <text:p/>
          </draw:polygon>
          <draw:polygon draw:style-name="gr7" draw:text-style-name="P1" draw:layer="layout" svg:width="0.476cm" svg:height="0.478cm" svg:x="8.547cm" svg:y="9.077cm" svg:viewBox="0 0 477 479" draw:points="0,479 477,479 477,0 0,0">
            <text:p/>
          </draw:polygon>
        </draw:g>
        <draw:frame draw:style-name="gr8" draw:text-style-name="P3" draw:layer="layout" svg:width="1.905cm" svg:height="0.885cm" svg:x="7.672cm" svg:y="9.972cm">
          <draw:text-box>
            <text:p text:style-name="P1"><text:span text:style-name="T1">Log</text:span></text:p>
          </draw:text-box>
        </draw:frame>
        <draw:connector draw:style-name="gr9" draw:text-style-name="P1" draw:layer="layout" svg:x1="9.384cm" svg:y1="9.316cm" svg:x2="10.612cm" svg:y2="9.331cm" draw:start-shape="id25" draw:start-glue-point="1" draw:end-shape="id23" svg:d="m9384 9316h627v15h601" svg:viewBox="0 0 1229 16">
          <text:p/>
        </draw:connector>
        <draw:frame draw:style-name="gr8" draw:text-style-name="P2" draw:layer="layout" svg:width="2.542cm" svg:height="0.885cm" svg:x="4.265cm" svg:y="9.944cm">
          <draw:text-box>
            <text:p text:style-name="P1"><text:span text:style-name="T1">Transform</text:span></text:p>
          </draw:text-box>
        </draw:frame>
        <draw:g xml:id="id26" draw:id="id26">
          <draw:polygon draw:style-name="gr14" draw:text-style-name="P1" draw:layer="layout" svg:width="1.553cm" svg:height="0.953cm" svg:x="4.788cm" svg:y="8.837cm" svg:viewBox="0 0 1554 954" draw:points="0,954 1554,954 1554,0 0,0">
            <text:p/>
          </draw:polygon>
          <draw:polygon draw:style-name="gr7" draw:text-style-name="P1" draw:layer="layout" svg:width="0.476cm" svg:height="0.716cm" svg:x="4.969cm" svg:y="8.957cm" svg:viewBox="0 0 477 717" draw:points="0,717 477,717 477,0 0,0">
            <text:p/>
          </draw:polygon>
          <draw:polygon draw:style-name="gr7" draw:text-style-name="P1" draw:layer="layout" svg:width="0.476cm" svg:height="0.716cm" svg:x="5.686cm" svg:y="8.957cm" svg:viewBox="0 0 477 717" draw:points="0,717 477,717 477,0 0,0">
            <text:p/>
          </draw:polygon>
          <draw:line draw:style-name="gr15" draw:text-style-name="P1" draw:layer="layout" svg:x1="5.206cm" svg:y1="9.074cm" svg:x2="5.984cm" svg:y2="9.553cm">
            <text:p/>
          </draw:line>
          <draw:line draw:style-name="gr15" draw:text-style-name="P1" draw:layer="layout" svg:x1="5.206cm" svg:y1="9.553cm" svg:x2="5.984cm" svg:y2="9.074cm">
            <text:p/>
          </draw:line>
        </draw:g>
        <draw:connector draw:style-name="gr9" draw:text-style-name="P1" draw:layer="layout" svg:x1="6.342cm" svg:y1="9.314cm" svg:x2="7.595cm" svg:y2="9.316cm" draw:start-shape="id26" draw:end-shape="id25" svg:d="m6342 9314h639v2h614" svg:viewBox="0 0 1254 3">
          <text:p/>
        </draw:connector>
        <draw:g xml:id="id27" draw:id="id27">
          <draw:polygon draw:style-name="gr2" draw:text-style-name="P1" draw:layer="layout" svg:width="1.553cm" svg:height="0.953cm" svg:x="1.772cm" svg:y="8.838cm" svg:viewBox="0 0 1554 954" draw:points="0,954 1554,954 1554,0 0,0">
            <text:p/>
          </draw:polygon>
          <draw:line draw:style-name="gr4" draw:text-style-name="P1" draw:layer="layout" svg:x1="1.537cm" svg:y1="9.315cm" svg:x2="2.249cm" svg:y2="9.315cm">
            <text:p/>
          </draw:line>
          <draw:polygon draw:style-name="gr5" draw:text-style-name="P1" draw:layer="layout" svg:width="0.178cm" svg:height="0.18cm" svg:x="2.22cm" svg:y="9.225cm" svg:viewBox="0 0 179 181" draw:points="0,181 0,0 179,90">
            <text:p/>
          </draw:polygon>
          <draw:polygon draw:style-name="gr6" draw:text-style-name="P1" draw:layer="layout" svg:width="0.178cm" svg:height="0.18cm" svg:x="2.22cm" svg:y="9.225cm" svg:viewBox="0 0 179 181" draw:points="179,90 0,181 0,0">
            <text:p/>
          </draw:polygon>
          <draw:polygon draw:style-name="gr7" draw:text-style-name="P1" draw:layer="layout" svg:width="0.476cm" svg:height="0.478cm" svg:x="2.489cm" svg:y="9.076cm" svg:viewBox="0 0 477 479" draw:points="0,479 477,479 477,0 0,0">
            <text:p/>
          </draw:polygon>
        </draw:g>
        <draw:connector draw:style-name="gr9" draw:text-style-name="P1" draw:layer="layout" svg:x1="3.326cm" svg:y1="9.315cm" svg:x2="4.788cm" svg:y2="9.314cm" draw:start-shape="id27" draw:end-shape="id26" draw:end-glue-point="3" svg:d="m3326 9315h731v-1h731" svg:viewBox="0 0 1463 2">
          <text:p/>
        </draw:connector>
        <draw:connector draw:style-name="gr9" draw:text-style-name="P1" draw:layer="layout" svg:x1="15.605cm" svg:y1="3.679cm" svg:x2="18.184cm" svg:y2="4.749cm" draw:start-shape="id28" draw:end-shape="id20" draw:end-glue-point="3" svg:d="m15605 3679h1289v1070h1290" svg:viewBox="0 0 2580 1071">
          <text:p/>
        </draw:connector>
        <draw:connector draw:style-name="gr9" draw:text-style-name="P1" draw:layer="layout" svg:x1="15.605cm" svg:y1="6.679cm" svg:x2="18.184cm" svg:y2="4.749cm" draw:start-shape="id29" draw:start-glue-point="1" draw:end-shape="id20" draw:end-glue-point="3" svg:d="m15605 6679h1289v-1930h1290" svg:viewBox="0 0 2580 1931">
          <text:p/>
        </draw:connector>
        <draw:connector draw:style-name="gr9" draw:text-style-name="P1" draw:layer="layout" svg:x1="15.605cm" svg:y1="9.679cm" svg:x2="18.184cm" svg:y2="4.749cm" draw:start-shape="id30" draw:end-shape="id20" draw:end-glue-point="3" svg:d="m15605 9679h1289v-4930h1290" svg:viewBox="0 0 2580 4931">
          <text:p/>
        </draw:connector>
        <draw:frame draw:style-name="gr1" draw:text-style-name="P2" draw:layer="layout" svg:width="2.667cm" svg:height="0.564cm" svg:x="29.03cm" svg:y="10.77cm">
          <draw:text-box>
            <text:p text:style-name="P1"><text:span text:style-name="T1">vm:newservice</text:span></text:p>
          </draw:text-box>
        </draw:frame>
        <draw:g xml:id="id31" draw:id="id31">
          <draw:polygon draw:style-name="gr2" draw:text-style-name="P1" draw:layer="layout" svg:width="1.553cm" svg:height="0.953cm" svg:x="32.697cm" svg:y="9.634cm" svg:viewBox="0 0 1554 954" draw:points="0,954 1554,954 1554,0 0,0">
            <text:p/>
          </draw:polygon>
          <draw:line draw:style-name="gr4" draw:text-style-name="P1" draw:layer="layout" svg:x1="32.462cm" svg:y1="10.111cm" svg:x2="33.174cm" svg:y2="10.111cm">
            <text:p/>
          </draw:line>
          <draw:polygon draw:style-name="gr5" draw:text-style-name="P1" draw:layer="layout" svg:width="0.178cm" svg:height="0.18cm" svg:x="33.145cm" svg:y="10.021cm" svg:viewBox="0 0 179 181" draw:points="0,181 0,0 179,90">
            <text:p/>
          </draw:polygon>
          <draw:polygon draw:style-name="gr6" draw:text-style-name="P1" draw:layer="layout" svg:width="0.178cm" svg:height="0.18cm" svg:x="33.145cm" svg:y="10.021cm" svg:viewBox="0 0 179 181" draw:points="179,90 0,181 0,0">
            <text:p/>
          </draw:polygon>
          <draw:polygon draw:style-name="gr7" draw:text-style-name="P1" draw:layer="layout" svg:width="0.476cm" svg:height="0.478cm" svg:x="33.414cm" svg:y="9.872cm" svg:viewBox="0 0 477 479" draw:points="0,479 477,479 477,0 0,0">
            <text:p/>
          </draw:polygon>
        </draw:g>
        <draw:frame draw:style-name="gr8" draw:text-style-name="P3" draw:layer="layout" svg:width="1.905cm" svg:height="0.885cm" svg:x="32.456cm" svg:y="10.801cm">
          <draw:text-box>
            <text:p text:style-name="P1"><text:span text:style-name="T1">Log</text:span></text:p>
          </draw:text-box>
        </draw:frame>
        <draw:frame draw:style-name="gr8" draw:text-style-name="P2" draw:layer="layout" svg:width="2.542cm" svg:height="0.885cm" svg:x="35.166cm" svg:y="10.744cm">
          <draw:text-box>
            <text:p text:style-name="P1"><text:span text:style-name="T1">InOnly</text:span></text:p>
          </draw:text-box>
        </draw:frame>
        <draw:connector draw:style-name="gr9" draw:text-style-name="P1" draw:layer="layout" svg:x1="34.251cm" svg:y1="10.111cm" svg:x2="35.689cm" svg:y2="10.114cm" draw:start-shape="id31" draw:end-shape="id32" svg:d="m34251 10111h719v3h719" svg:viewBox="0 0 1439 4">
          <text:p/>
        </draw:connector>
        <draw:custom-shape draw:style-name="gr12" draw:text-style-name="P1" xml:id="id37" draw:id="id37" draw:layer="layout" svg:width="12.021cm" svg:height="2.159cm" svg:x="28.857cm" svg:y="9.4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3.554cm" svg:height="0.649cm" svg:x="33.159cm" svg:y="8.8cm">
          <draw:text-box>
            <text:p text:style-name="P4"><text:span text:style-name="T2">newservice route</text:span></text:p>
          </draw:text-box>
        </draw:frame>
        <draw:g xml:id="id33" draw:id="id33">
          <draw:polygon draw:style-name="gr2" draw:text-style-name="P1" draw:layer="layout" svg:width="1.553cm" svg:height="0.953cm" svg:x="29.572cm" svg:y="9.637cm" svg:viewBox="0 0 1554 954" draw:points="0,954 1554,954 1554,0 0,0">
            <text:p/>
          </draw:polygon>
          <draw:line draw:style-name="gr4" draw:text-style-name="P1" draw:layer="layout" svg:x1="29.337cm" svg:y1="10.114cm" svg:x2="30.049cm" svg:y2="10.114cm">
            <text:p/>
          </draw:line>
          <draw:polygon draw:style-name="gr5" draw:text-style-name="P1" draw:layer="layout" svg:width="0.178cm" svg:height="0.18cm" svg:x="30.02cm" svg:y="10.024cm" svg:viewBox="0 0 179 181" draw:points="0,181 0,0 179,90">
            <text:p/>
          </draw:polygon>
          <draw:polygon draw:style-name="gr6" draw:text-style-name="P1" draw:layer="layout" svg:width="0.178cm" svg:height="0.18cm" svg:x="30.02cm" svg:y="10.024cm" svg:viewBox="0 0 179 181" draw:points="179,90 0,181 0,0">
            <text:p/>
          </draw:polygon>
          <draw:polygon draw:style-name="gr7" draw:text-style-name="P1" draw:layer="layout" svg:width="0.476cm" svg:height="0.478cm" svg:x="30.289cm" svg:y="9.875cm" svg:viewBox="0 0 477 479" draw:points="0,479 477,479 477,0 0,0">
            <text:p/>
          </draw:polygon>
        </draw:g>
        <draw:connector draw:style-name="gr9" draw:text-style-name="P1" draw:layer="layout" svg:x1="31.126cm" svg:y1="10.114cm" svg:x2="32.462cm" svg:y2="10.111cm" draw:start-shape="id33" draw:end-shape="id31" svg:d="m31126 10114h681v-3h655" svg:viewBox="0 0 1337 4">
          <text:p/>
        </draw:connector>
        <draw:g xml:id="id32" draw:id="id32">
          <draw:polygon draw:style-name="gr14" draw:text-style-name="P1" draw:layer="layout" svg:width="1.553cm" svg:height="0.953cm" svg:x="35.689cm" svg:y="9.637cm" svg:viewBox="0 0 1554 954" draw:points="0,954 1554,954 1554,0 0,0">
            <text:p/>
          </draw:polygon>
          <draw:polygon draw:style-name="gr7" draw:text-style-name="P1" draw:layer="layout" svg:width="0.476cm" svg:height="0.716cm" svg:x="35.87cm" svg:y="9.757cm" svg:viewBox="0 0 477 717" draw:points="0,717 477,717 477,0 0,0">
            <text:p/>
          </draw:polygon>
          <draw:polygon draw:style-name="gr7" draw:text-style-name="P1" draw:layer="layout" svg:width="0.476cm" svg:height="0.716cm" svg:x="36.587cm" svg:y="9.757cm" svg:viewBox="0 0 477 717" draw:points="0,717 477,717 477,0 0,0">
            <text:p/>
          </draw:polygon>
          <draw:line draw:style-name="gr15" draw:text-style-name="P1" draw:layer="layout" svg:x1="36.107cm" svg:y1="9.874cm" svg:x2="36.885cm" svg:y2="10.353cm">
            <text:p/>
          </draw:line>
          <draw:line draw:style-name="gr15" draw:text-style-name="P1" draw:layer="layout" svg:x1="36.107cm" svg:y1="10.353cm" svg:x2="36.885cm" svg:y2="9.874cm">
            <text:p/>
          </draw:line>
        </draw:g>
        <draw:frame draw:style-name="gr8" draw:text-style-name="P2" draw:layer="layout" svg:width="2.542cm" svg:height="0.885cm" svg:x="38.101cm" svg:y="10.718cm">
          <draw:text-box>
            <text:p text:style-name="P1"><text:span text:style-name="T1">Transform</text:span></text:p>
          </draw:text-box>
        </draw:frame>
        <draw:g xml:id="id34" draw:id="id34">
          <draw:polygon draw:style-name="gr14" draw:text-style-name="P1" draw:layer="layout" svg:width="1.553cm" svg:height="0.953cm" svg:x="38.624cm" svg:y="9.611cm" svg:viewBox="0 0 1554 954" draw:points="0,954 1554,954 1554,0 0,0">
            <text:p/>
          </draw:polygon>
          <draw:polygon draw:style-name="gr7" draw:text-style-name="P1" draw:layer="layout" svg:width="0.476cm" svg:height="0.716cm" svg:x="38.805cm" svg:y="9.731cm" svg:viewBox="0 0 477 717" draw:points="0,717 477,717 477,0 0,0">
            <text:p/>
          </draw:polygon>
          <draw:polygon draw:style-name="gr7" draw:text-style-name="P1" draw:layer="layout" svg:width="0.476cm" svg:height="0.716cm" svg:x="39.522cm" svg:y="9.731cm" svg:viewBox="0 0 477 717" draw:points="0,717 477,717 477,0 0,0">
            <text:p/>
          </draw:polygon>
          <draw:line draw:style-name="gr15" draw:text-style-name="P1" draw:layer="layout" svg:x1="39.042cm" svg:y1="9.848cm" svg:x2="39.82cm" svg:y2="10.327cm">
            <text:p/>
          </draw:line>
          <draw:line draw:style-name="gr15" draw:text-style-name="P1" draw:layer="layout" svg:x1="39.042cm" svg:y1="10.327cm" svg:x2="39.82cm" svg:y2="9.848cm">
            <text:p/>
          </draw:line>
        </draw:g>
        <draw:connector draw:style-name="gr9" draw:text-style-name="P1" draw:layer="layout" svg:x1="37.243cm" svg:y1="10.114cm" svg:x2="38.624cm" svg:y2="10.088cm" draw:start-shape="id32" draw:start-glue-point="1" draw:end-shape="id34" svg:d="m37243 10114h691v-26h690" svg:viewBox="0 0 1382 27">
          <text:p/>
        </draw:connector>
        <draw:frame draw:style-name="gr1" draw:text-style-name="P2" draw:layer="layout" svg:width="2.667cm" svg:height="0.564cm" svg:x="21.13cm" svg:y="10.77cm">
          <draw:text-box>
            <text:p text:style-name="P1"><text:span text:style-name="T1">direct:other</text:span></text:p>
          </draw:text-box>
        </draw:frame>
        <draw:g xml:id="id36" draw:id="id36">
          <draw:polygon draw:style-name="gr2" draw:text-style-name="P1" draw:layer="layout" svg:width="1.553cm" svg:height="0.953cm" svg:x="24.797cm" svg:y="9.634cm" svg:viewBox="0 0 1554 954" draw:points="0,954 1554,954 1554,0 0,0">
            <text:p/>
          </draw:polygon>
          <draw:line draw:style-name="gr4" draw:text-style-name="P1" draw:layer="layout" svg:x1="24.562cm" svg:y1="10.111cm" svg:x2="25.274cm" svg:y2="10.111cm">
            <text:p/>
          </draw:line>
          <draw:polygon draw:style-name="gr5" draw:text-style-name="P1" draw:layer="layout" svg:width="0.178cm" svg:height="0.18cm" svg:x="25.245cm" svg:y="10.021cm" svg:viewBox="0 0 179 181" draw:points="0,181 0,0 179,90">
            <text:p/>
          </draw:polygon>
          <draw:polygon draw:style-name="gr6" draw:text-style-name="P1" draw:layer="layout" svg:width="0.178cm" svg:height="0.18cm" svg:x="25.245cm" svg:y="10.021cm" svg:viewBox="0 0 179 181" draw:points="179,90 0,181 0,0">
            <text:p/>
          </draw:polygon>
          <draw:polygon draw:style-name="gr7" draw:text-style-name="P1" draw:layer="layout" svg:width="0.476cm" svg:height="0.478cm" svg:x="25.514cm" svg:y="9.872cm" svg:viewBox="0 0 477 479" draw:points="0,479 477,479 477,0 0,0">
            <text:p/>
          </draw:polygon>
        </draw:g>
        <draw:frame draw:style-name="gr8" draw:text-style-name="P3" draw:layer="layout" svg:width="1.905cm" svg:height="0.885cm" svg:x="24.556cm" svg:y="10.801cm">
          <draw:text-box>
            <text:p text:style-name="P1"><text:span text:style-name="T1">Log</text:span></text:p>
          </draw:text-box>
        </draw:frame>
        <draw:custom-shape draw:style-name="gr12" draw:text-style-name="P1" xml:id="id39" draw:id="id39" draw:layer="layout" svg:width="6.127cm" svg:height="2.159cm" svg:x="20.957cm" svg:y="9.4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126cm" svg:height="0.649cm" svg:x="22.059cm" svg:y="8.8cm">
          <draw:text-box>
            <text:p text:style-name="P7"><text:span text:style-name="T2">newservice consumer</text:span></text:p>
          </draw:text-box>
        </draw:frame>
        <draw:g xml:id="id35" draw:id="id35">
          <draw:polygon draw:style-name="gr2" draw:text-style-name="P1" draw:layer="layout" svg:width="1.553cm" svg:height="0.953cm" svg:x="21.672cm" svg:y="9.637cm" svg:viewBox="0 0 1554 954" draw:points="0,954 1554,954 1554,0 0,0">
            <text:p/>
          </draw:polygon>
          <draw:line draw:style-name="gr4" draw:text-style-name="P1" draw:layer="layout" svg:x1="21.437cm" svg:y1="10.114cm" svg:x2="22.149cm" svg:y2="10.114cm">
            <text:p/>
          </draw:line>
          <draw:polygon draw:style-name="gr5" draw:text-style-name="P1" draw:layer="layout" svg:width="0.178cm" svg:height="0.18cm" svg:x="22.12cm" svg:y="10.024cm" svg:viewBox="0 0 179 181" draw:points="0,181 0,0 179,90">
            <text:p/>
          </draw:polygon>
          <draw:polygon draw:style-name="gr6" draw:text-style-name="P1" draw:layer="layout" svg:width="0.178cm" svg:height="0.18cm" svg:x="22.12cm" svg:y="10.024cm" svg:viewBox="0 0 179 181" draw:points="179,90 0,181 0,0">
            <text:p/>
          </draw:polygon>
          <draw:polygon draw:style-name="gr7" draw:text-style-name="P1" draw:layer="layout" svg:width="0.476cm" svg:height="0.478cm" svg:x="22.389cm" svg:y="9.875cm" svg:viewBox="0 0 477 479" draw:points="0,479 477,479 477,0 0,0">
            <text:p/>
          </draw:polygon>
        </draw:g>
        <draw:connector draw:style-name="gr9" draw:text-style-name="P1" draw:layer="layout" svg:x1="23.226cm" svg:y1="10.114cm" svg:x2="24.562cm" svg:y2="10.111cm" draw:start-shape="id35" draw:end-shape="id36" svg:d="m23226 10114h681v-3h655" svg:viewBox="0 0 1337 4">
          <text:p/>
        </draw:connector>
        <draw:g xml:id="id38" draw:id="id38">
          <draw:polygon draw:style-name="gr2" draw:text-style-name="P1" draw:layer="layout" svg:width="1.551cm" svg:height="0.956cm" svg:x="30.124cm" svg:y="12.98cm" svg:viewBox="0 0 1552 957" draw:points="0,957 1552,957 1552,0 0,0">
            <text:p/>
          </draw:polygon>
          <draw:line draw:style-name="gr4" draw:text-style-name="P1" draw:layer="layout" svg:x1="30.362cm" svg:y1="13.279cm" svg:x2="31.438cm" svg:y2="13.279cm">
            <text:p/>
          </draw:line>
          <draw:polygon draw:style-name="gr5" draw:text-style-name="P1" draw:layer="layout" svg:width="0.089cm" svg:height="0.087cm" svg:x="31.348cm" svg:y="13.234cm" svg:viewBox="0 0 90 88" draw:points="0,88 0,0 90,44">
            <text:p/>
          </draw:polygon>
          <draw:polygon draw:style-name="gr6" draw:text-style-name="P1" draw:layer="layout" svg:width="0.089cm" svg:height="0.087cm" svg:x="31.348cm" svg:y="13.234cm" svg:viewBox="0 0 90 88" draw:points="90,44 0,88 0,0">
            <text:p/>
          </draw:polygon>
          <draw:polygon draw:style-name="gr18" draw:text-style-name="P1" draw:layer="layout" svg:width="0.356cm" svg:height="0.281cm" svg:x="30.722cm" svg:y="13.457cm" svg:viewBox="0 0 357 282" draw:points="357,0 0,0 0,282">
            <text:p/>
          </draw:polygon>
          <draw:polygon draw:style-name="gr18" draw:text-style-name="P1" draw:layer="layout" svg:width="0.356cm" svg:height="0.308cm" svg:x="30.722cm" svg:y="13.457cm" svg:viewBox="0 0 357 309" draw:points="357,0 0,282 34,309">
            <text:p/>
          </draw:polygon>
          <draw:polygon draw:style-name="gr18" draw:text-style-name="P1" draw:layer="layout" svg:width="0.323cm" svg:height="0.327cm" svg:x="30.755cm" svg:y="13.457cm" svg:viewBox="0 0 324 328" draw:points="324,0 0,309 90,328">
            <text:p/>
          </draw:polygon>
          <draw:polygon draw:style-name="gr18" draw:text-style-name="P1" draw:layer="layout" svg:width="0.232cm" svg:height="0.327cm" svg:x="30.846cm" svg:y="13.457cm" svg:viewBox="0 0 233 328" draw:points="233,0 0,328 109,328">
            <text:p/>
          </draw:polygon>
          <draw:polygon draw:style-name="gr18" draw:text-style-name="P1" draw:layer="layout" svg:width="0.123cm" svg:height="0.327cm" svg:x="30.955cm" svg:y="13.457cm" svg:viewBox="0 0 124 328" draw:points="124,0 0,328 90,309">
            <text:p/>
          </draw:polygon>
          <draw:polygon draw:style-name="gr18" draw:text-style-name="P1" draw:layer="layout" svg:width="0.033cm" svg:height="0.308cm" svg:x="31.045cm" svg:y="13.457cm" svg:viewBox="0 0 34 309" draw:points="34,0 0,309 34,282">
            <text:p/>
          </draw:polygon>
          <draw:polygon draw:style-name="gr19" draw:text-style-name="P1" draw:layer="layout" svg:width="0.356cm" svg:height="0.329cm" svg:x="30.722cm" svg:y="13.457cm" svg:viewBox="0 0 357 330" draw:points="357,282 357,0 0,0 0,282 13,301 53,315 109,326 179,330 248,326 305,315 345,301">
            <text:p/>
          </draw:polygon>
          <draw:polygon draw:style-name="gr18" draw:text-style-name="P1" draw:layer="layout" svg:width="0.199cm" svg:height="0.022cm" svg:x="30.846cm" svg:y="13.401cm" svg:viewBox="0 0 200 23" draw:points="200,23 109,0 0,0">
            <text:p/>
          </draw:polygon>
          <draw:polygon draw:style-name="gr18" draw:text-style-name="P1" draw:layer="layout" svg:width="0.289cm" svg:height="0.022cm" svg:x="30.755cm" svg:y="13.401cm" svg:viewBox="0 0 290 23" draw:points="290,23 90,0 0,23">
            <text:p/>
          </draw:polygon>
          <draw:polygon draw:style-name="gr18" draw:text-style-name="P1" draw:layer="layout" svg:width="0.323cm" svg:height="0.033cm" svg:x="30.722cm" svg:y="13.424cm" svg:viewBox="0 0 324 34" draw:points="324,0 34,0 0,34">
            <text:p/>
          </draw:polygon>
          <draw:polygon draw:style-name="gr18" draw:text-style-name="P1" draw:layer="layout" svg:width="0.323cm" svg:height="0.068cm" svg:x="30.722cm" svg:y="13.424cm" svg:viewBox="0 0 324 69" draw:points="324,0 0,34 34,69">
            <text:p/>
          </draw:polygon>
          <draw:polygon draw:style-name="gr18" draw:text-style-name="P1" draw:layer="layout" svg:width="0.289cm" svg:height="0.089cm" svg:x="30.755cm" svg:y="13.424cm" svg:viewBox="0 0 290 90" draw:points="290,0 0,69 90,90">
            <text:p/>
          </draw:polygon>
          <draw:polygon draw:style-name="gr18" draw:text-style-name="P1" draw:layer="layout" svg:width="0.199cm" svg:height="0.089cm" svg:x="30.846cm" svg:y="13.424cm" svg:viewBox="0 0 200 90" draw:points="200,0 0,90 109,90">
            <text:p/>
          </draw:polygon>
          <draw:polygon draw:style-name="gr18" draw:text-style-name="P1" draw:layer="layout" svg:width="0.089cm" svg:height="0.089cm" svg:x="30.955cm" svg:y="13.424cm" svg:viewBox="0 0 90 90" draw:points="90,0 0,90 90,69">
            <text:p/>
          </draw:polygon>
          <draw:polygon draw:style-name="gr18" draw:text-style-name="P1" draw:layer="layout" svg:width="0.033cm" svg:height="0.068cm" svg:x="31.045cm" svg:y="13.424cm" svg:viewBox="0 0 34 69" draw:points="0,0 0,69 34,34">
            <text:p/>
          </draw:polygon>
          <draw:polygon draw:style-name="gr19" draw:text-style-name="P1" draw:layer="layout" svg:width="0.356cm" svg:height="0.119cm" svg:x="30.722cm" svg:y="13.398cm" svg:viewBox="0 0 357 120" draw:points="357,59 345,36 305,17 248,4 179,0 109,4 53,17 13,36 0,59 13,82 53,101 109,116 179,120 248,116 305,101 345,82">
            <text:p/>
          </draw:polygon>
        </draw:g>
        <draw:frame draw:style-name="gr8" draw:text-style-name="P2" draw:layer="layout" svg:width="2.921cm" svg:height="0.885cm" svg:x="29.51cm" svg:y="14.131cm">
          <draw:text-box>
            <text:p text:style-name="P1"><text:span text:style-name="T1">Activemq</text:span><text:span text:style-name="T1"><text:line-break/></text:span><text:span text:style-name="T1">queue:newservice</text:span></text:p>
          </draw:text-box>
        </draw:frame>
        <draw:connector draw:style-name="gr9" draw:text-style-name="P1" draw:layer="layout" svg:x1="27.455cm" svg:y1="4.749cm" svg:x2="28.857cm" svg:y2="10.479cm" draw:start-shape="id20" draw:start-glue-point="1" draw:end-shape="id37" draw:end-glue-point="3" svg:d="m27455 4749h700v5730h702" svg:viewBox="0 0 1403 5731">
          <text:p/>
        </draw:connector>
        <draw:connector draw:style-name="gr9" draw:text-style-name="P1" draw:layer="layout" svg:x1="40.878cm" svg:y1="10.479cm" svg:x2="31.676cm" svg:y2="13.458cm" draw:start-shape="id37" draw:start-glue-point="1" draw:end-shape="id38" draw:end-glue-point="1" svg:d="m40878 10479h500v2979h-9702" svg:viewBox="0 0 9703 2980">
          <text:p/>
        </draw:connector>
        <draw:connector draw:style-name="gr9" draw:text-style-name="P1" draw:layer="layout" svg:x1="30.124cm" svg:y1="13.458cm" svg:x2="20.957cm" svg:y2="10.479cm" draw:start-shape="id38" draw:start-glue-point="3" draw:end-shape="id39" draw:end-glue-point="3" svg:d="m30124 13458h-9669v-2979h502" svg:viewBox="0 0 9670 2980">
          <text:p/>
        </draw:connector>
        <draw:custom-shape draw:style-name="gr16" draw:text-style-name="P1" draw:layer="layout" svg:width="24.151cm" svg:height="4.43cm" svg:x="17.997cm" svg:y="8.043cm">
          <text:p/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2.441cm" svg:height="0.683cm" svg:x="28.882cm" svg:y="8.016cm">
          <draw:text-box>
            <text:p><text:span text:style-name="T3">newservice</text:span></text:p>
          </draw:text-box>
        </draw:frame>
        <draw:frame draw:style-name="gr17" draw:text-style-name="P3" draw:layer="layout" svg:width="2.619cm" svg:height="0.564cm" svg:x="28.843cm" svg:y="8.497cm">
          <draw:text-box>
            <text:p><text:span text:style-name="T1">&lt;&lt;osgi-bundle&gt;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43.18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6T11:06:01</meta:creation-date>
    <dc:date>2013-05-07T12:24:21</dc:date>
    <meta:editing-duration>PT17M41S</meta:editing-duration>
    <meta:editing-cycles>4</meta:editing-cycles>
    <meta:generator>LibreOffice/4.0.2.2$MacOSX_x86 LibreOffice_project/4c82dcdd6efcd48b1d8bba66bfe1989deee49c3</meta:generator>
    <meta:document-statistic meta:object-count="371"/>
  </office:meta>
</office:document-meta>
</file>